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Inconsolata" svg:font-family="Inconsolata, monospace"/>
    <style:font-face style:name="Menlo" svg:font-family="Menlo, Monaco, Consolas, 'Courier New', monospace"/>
    <style:font-face style:name="Source Code Pro" svg:font-family="'Source Code Pro', Menlo, Monaco, Consolas, 'Courier New', monospace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1bc8" officeooo:paragraph-rsid="000a1bc8"/>
    </style:style>
    <style:style style:name="P2" style:family="paragraph" style:parent-style-name="Standard">
      <style:paragraph-properties fo:text-align="justify" style:justify-single-word="false"/>
      <style:text-properties officeooo:rsid="000cd866" officeooo:paragraph-rsid="000cd866"/>
    </style:style>
    <style:style style:name="P3" style:family="paragraph" style:parent-style-name="Standard">
      <style:text-properties officeooo:rsid="00108c75" officeooo:paragraph-rsid="00108c75"/>
    </style:style>
    <style:style style:name="P4" style:family="paragraph" style:parent-style-name="Standard">
      <style:text-properties officeooo:rsid="001207af" officeooo:paragraph-rsid="00133cd9"/>
    </style:style>
    <style:style style:name="P5" style:family="paragraph" style:parent-style-name="Standard">
      <style:text-properties fo:color="#ff3300" fo:font-size="16pt" fo:font-weight="bold" officeooo:rsid="001207af" officeooo:paragraph-rsid="001207a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3300" fo:font-size="16pt" fo:font-weight="bold" officeooo:rsid="001207af" officeooo:paragraph-rsid="0017f9c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3300" fo:font-size="16pt" fo:font-weight="bold" officeooo:rsid="001207af" officeooo:paragraph-rsid="00186c9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3300" fo:font-size="16pt" fo:font-weight="bold" officeooo:rsid="0036acb8" officeooo:paragraph-rsid="0036acb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3300" fo:font-weight="bold" officeooo:rsid="001207af" officeooo:paragraph-rsid="001ffbe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3300" fo:font-weight="bold" officeooo:rsid="001207af" officeooo:paragraph-rsid="0022f4c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3300" fo:font-weight="bold" officeooo:rsid="001207af" officeooo:paragraph-rsid="0036acb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3300" style:font-name="Liberation Serif" fo:font-weight="bold" officeooo:rsid="001207af" officeooo:paragraph-rsid="0037c06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3300" style:font-name="Liberation Serif" fo:font-weight="bold" officeooo:rsid="001207af" officeooo:paragraph-rsid="0039a99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3300" style:font-name="Liberation Serif" fo:font-weight="bold" officeooo:rsid="0037c06e" officeooo:paragraph-rsid="0037c06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3300" style:font-name="Liberation Serif" fo:font-weight="bold" officeooo:rsid="003a681c" officeooo:paragraph-rsid="003a681c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3300" style:font-name="Liberation Serif" fo:font-size="16pt" fo:font-weight="bold" officeooo:rsid="003a681c" officeooo:paragraph-rsid="003a681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3300" style:font-name="Liberation Serif" fo:font-size="16pt" fo:font-weight="bold" officeooo:rsid="0022f4c2" officeooo:paragraph-rsid="0037c06e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3300" fo:font-size="26pt" fo:font-weight="bold" officeooo:rsid="00230445" officeooo:paragraph-rsid="0036acb8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13ddc4" officeooo:paragraph-rsid="0013ddc4"/>
    </style:style>
    <style:style style:name="P20" style:family="paragraph" style:parent-style-name="Standard">
      <style:paragraph-properties fo:text-align="justify" style:justify-single-word="false"/>
      <style:text-properties fo:font-size="10pt" officeooo:rsid="0014cd82" officeooo:paragraph-rsid="0014cd82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size="10pt" officeooo:rsid="0015fadb" officeooo:paragraph-rsid="0015fadb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size="10pt" officeooo:rsid="00186c9b" officeooo:paragraph-rsid="00186c9b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font-size="10pt" officeooo:rsid="001a5bef" officeooo:paragraph-rsid="001b5cfb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font-size="8pt" officeooo:rsid="0014cd82" officeooo:paragraph-rsid="0014cd82" style:font-size-asian="8pt" style:font-size-complex="8pt"/>
    </style:style>
    <style:style style:name="P25" style:family="paragraph" style:parent-style-name="Standard">
      <style:text-properties style:font-name="Liberation Serif" officeooo:paragraph-rsid="001ffbe0"/>
    </style:style>
    <style:style style:name="P26" style:family="paragraph" style:parent-style-name="Standard">
      <style:text-properties style:font-name="Liberation Serif" fo:font-size="11pt" officeooo:paragraph-rsid="002a7d09" style:font-size-asian="11pt" style:font-size-complex="11pt"/>
    </style:style>
    <style:style style:name="P27" style:family="paragraph" style:parent-style-name="Standard">
      <style:text-properties style:font-name="Liberation Serif" fo:font-size="11pt" officeooo:rsid="002a7d09" officeooo:paragraph-rsid="002b63a5" style:font-size-asian="11pt" style:font-size-complex="11pt"/>
    </style:style>
    <style:style style:name="P28" style:family="paragraph" style:parent-style-name="Standard">
      <style:text-properties style:font-name="Liberation Serif" fo:font-size="11pt" officeooo:rsid="002d35e1" officeooo:paragraph-rsid="002d35e1" style:font-size-asian="11pt" style:font-size-complex="11pt"/>
    </style:style>
    <style:style style:name="P29" style:family="paragraph" style:parent-style-name="Standard">
      <style:text-properties style:font-name="Liberation Serif" fo:font-size="11pt" officeooo:paragraph-rsid="00318b35" style:font-size-asian="11pt" style:font-size-complex="11pt"/>
    </style:style>
    <style:style style:name="P30" style:family="paragraph" style:parent-style-name="Standard">
      <style:text-properties style:font-name="Liberation Serif" officeooo:rsid="001ddf65" officeooo:paragraph-rsid="001ddf65"/>
    </style:style>
    <style:style style:name="P31" style:family="paragraph" style:parent-style-name="Standard">
      <style:text-properties fo:color="#6600ff" style:font-name="Liberation Serif" fo:font-weight="bold" officeooo:rsid="001ddf65" officeooo:paragraph-rsid="001ddf65" style:font-weight-asian="bold" style:font-weight-complex="bold"/>
    </style:style>
    <style:style style:name="P32" style:family="paragraph" style:parent-style-name="Standard">
      <style:text-properties fo:color="#000000" style:font-name="Liberation Serif" fo:font-weight="normal" officeooo:rsid="001ddf65" officeooo:paragraph-rsid="001ffbe0" style:font-weight-asian="normal" style:font-weight-complex="normal"/>
    </style:style>
    <style:style style:name="P33" style:family="paragraph" style:parent-style-name="Standard">
      <style:text-properties fo:color="#000000" style:font-name="Liberation Serif" fo:font-weight="normal" officeooo:rsid="001ddf65" officeooo:paragraph-rsid="0022f4c2" style:font-weight-asian="normal" style:font-weight-complex="normal"/>
    </style:style>
    <style:style style:name="P34" style:family="paragraph" style:parent-style-name="Standard">
      <style:text-properties fo:color="#000000" style:font-name="Liberation Serif" fo:font-weight="normal" officeooo:rsid="0024e552" officeooo:paragraph-rsid="0024e552" style:font-weight-asian="normal" style:font-weight-complex="normal"/>
    </style:style>
    <style:style style:name="P35" style:family="paragraph" style:parent-style-name="Standard">
      <style:text-properties fo:color="#000000" style:font-name="Liberation Serif" fo:font-weight="normal" officeooo:rsid="00282c86" officeooo:paragraph-rsid="00282c86" style:font-weight-asian="normal" style:font-weight-complex="normal"/>
    </style:style>
    <style:style style:name="P36" style:family="paragraph" style:parent-style-name="Standard">
      <style:text-properties fo:color="#000000" style:font-name="Liberation Serif" fo:font-weight="normal" officeooo:rsid="00282c86" officeooo:paragraph-rsid="003587ba" style:font-weight-asian="normal" style:font-weight-complex="normal"/>
    </style:style>
    <style:style style:name="P37" style:family="paragraph" style:parent-style-name="Standard">
      <style:text-properties fo:color="#000000" style:font-name="Liberation Serif" fo:font-weight="normal" officeooo:rsid="002942a8" officeooo:paragraph-rsid="002942a8" style:font-weight-asian="normal" style:font-weight-complex="normal"/>
    </style:style>
    <style:style style:name="P38" style:family="paragraph" style:parent-style-name="Standard">
      <style:text-properties fo:color="#000000" style:font-name="Liberation Serif" fo:font-weight="normal" officeooo:rsid="002942a8" officeooo:paragraph-rsid="003587ba" style:font-weight-asian="normal" style:font-weight-complex="normal"/>
    </style:style>
    <style:style style:name="P39" style:family="paragraph" style:parent-style-name="Standard">
      <style:text-properties fo:color="#000000" style:font-name="Liberation Serif" fo:font-weight="normal" officeooo:rsid="0034e8e3" officeooo:paragraph-rsid="0034f200" style:font-weight-asian="normal" style:font-weight-complex="normal"/>
    </style:style>
    <style:style style:name="P40" style:family="paragraph" style:parent-style-name="Standard">
      <style:text-properties fo:color="#000000" style:font-name="Liberation Serif" fo:font-weight="bold" officeooo:rsid="002942a8" officeooo:paragraph-rsid="002942a8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212529" style:font-name="Inconsolata" fo:font-size="10.5pt" fo:letter-spacing="normal" fo:font-style="normal" fo:font-weight="normal" officeooo:rsid="0058ee62" officeooo:paragraph-rsid="00229927" style:font-size-asian="10.5pt" style:font-weight-asian="normal" style:font-size-complex="10.5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3522a" officeooo:paragraph-rsid="00229927" style:font-size-asian="10.5pt" style:font-weight-asian="normal" style:font-size-complex="10.5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normal" officeooo:rsid="00579df6" officeooo:paragraph-rsid="00229927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b3412" officeooo:paragraph-rsid="00229927" style:font-size-asian="10.5pt" style:font-weight-asian="bold" style:font-size-complex="10.5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b3412" officeooo:paragraph-rsid="0048b9a7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27292b" style:font-name="Liberation Serif" fo:font-size="10.5pt" fo:letter-spacing="normal" fo:font-style="normal" fo:font-weight="bold" officeooo:rsid="005b3412" officeooo:paragraph-rsid="004982e1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ff3333" style:font-name="Liberation Serif" fo:font-size="10.5pt" fo:letter-spacing="normal" fo:font-style="normal" fo:font-weight="bold" officeooo:rsid="005e3772" officeooo:paragraph-rsid="00229927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ff3333" style:font-name="Liberation Serif" fo:font-size="10.5pt" fo:letter-spacing="normal" fo:font-style="normal" fo:font-weight="bold" officeooo:rsid="00229927" officeooo:paragraph-rsid="00229927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111111" style:font-name="Consolas" fo:font-size="9.75pt" fo:letter-spacing="normal" fo:font-style="normal" fo:font-weight="normal" officeooo:rsid="0058ee62" officeooo:paragraph-rsid="00229927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111111" style:font-name="Consolas" fo:font-size="9.75pt" fo:letter-spacing="normal" fo:font-style="normal" fo:font-weight="normal" officeooo:rsid="004c5cb6" officeooo:paragraph-rsid="004c5cb6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111111" style:font-name="Consolas" fo:font-size="9.75pt" fo:letter-spacing="normal" fo:font-style="normal" fo:font-weight="normal" officeooo:rsid="004c5cb6" officeooo:paragraph-rsid="004cf2ff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variant="normal" fo:text-transform="none" fo:color="#111111" style:font-name="Consolas" fo:font-size="9.75pt" fo:letter-spacing="normal" fo:font-style="normal" fo:font-weight="normal" officeooo:rsid="004c5cb6" officeooo:paragraph-rsid="004dec5d" style:font-size-asian="10.5pt" style:font-weight-asian="normal" style:font-size-complex="10.5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variant="normal" fo:text-transform="none" fo:color="#111111" style:font-name="Consolas" fo:font-size="10pt" fo:letter-spacing="normal" fo:font-style="normal" fo:font-weight="normal" officeooo:rsid="00186c9b" officeooo:paragraph-rsid="00229927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variant="normal" fo:text-transform="none" fo:color="#111111" style:font-name="Consolas" fo:font-size="10pt" fo:letter-spacing="normal" fo:font-style="normal" fo:font-weight="bold" officeooo:rsid="00186c9b" officeooo:paragraph-rsid="00229927" style:font-size-asian="10pt" style:font-weight-asian="bold" style:font-size-complex="10pt" style:font-weight-complex="bold"/>
    </style:style>
    <style:style style:name="P55" style:family="paragraph" style:parent-style-name="Standard">
      <style:text-properties fo:font-variant="normal" fo:text-transform="none" style:font-name="monospace" fo:font-size="9pt" fo:letter-spacing="normal" fo:font-style="normal" fo:font-weight="normal" officeooo:rsid="002d35e1" officeooo:paragraph-rsid="002d35e1" fo:background-color="#ffff00" style:font-size-asian="11pt" style:font-size-complex="11pt"/>
    </style:style>
    <style:style style:name="P56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2a7d09" officeooo:paragraph-rsid="002a7d09" style:font-size-asian="11pt" style:font-size-complex="11pt"/>
    </style:style>
    <style:style style:name="P57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2d35e1" officeooo:paragraph-rsid="002d35e1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variant="normal" fo:text-transform="none" fo:color="#242729" style:font-name="inherit" fo:font-size="10pt" fo:letter-spacing="normal" fo:font-style="normal" fo:font-weight="normal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fo:font-variant="normal" fo:text-transform="none" fo:color="#cc3300" style:font-name="Consolas" fo:font-size="9.75pt" fo:letter-spacing="normal" fo:font-style="normal" fo:font-weight="bold" officeooo:rsid="004c5cb6" officeooo:paragraph-rsid="004c5cb6" style:font-size-asian="10.5pt" style:font-weight-asian="bold" style:font-size-complex="10.5pt" style:font-weight-complex="bold"/>
    </style:style>
    <style:style style:name="P60" style:family="paragraph" style:parent-style-name="Standard">
      <style:text-properties fo:font-weight="bold" officeooo:rsid="00282c86" officeooo:paragraph-rsid="0036acb8" style:font-weight-asian="bold" style:font-weight-complex="bold"/>
    </style:style>
    <style:style style:name="P61" style:family="paragraph" style:parent-style-name="Standard">
      <style:text-properties officeooo:paragraph-rsid="0036acb8"/>
    </style:style>
    <style:style style:name="P62" style:family="paragraph" style:parent-style-name="Standard">
      <style:paragraph-properties fo:text-align="justify" style:justify-single-word="false" fo:break-before="page"/>
      <style:text-properties fo:color="#ff3300" fo:font-size="16pt" fo:font-weight="bold" officeooo:rsid="001207af" officeooo:paragraph-rsid="001cb8ed" style:font-size-asian="16pt" style:font-weight-asian="bold" style:font-size-complex="16pt" style:font-weight-complex="bold"/>
    </style:style>
    <style:style style:name="P63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64" style:family="paragraph" style:parent-style-name="Text_20_body">
      <style:paragraph-properties fo:text-align="justify" style:justify-single-word="false" fo:break-before="page"/>
      <style:text-properties fo:font-variant="normal" fo:text-transform="none" fo:color="#242729" style:font-name="Arial" fo:font-size="11.25pt" fo:letter-spacing="normal" fo:font-style="normal" fo:font-weight="normal" officeooo:rsid="003c8c64" officeooo:paragraph-rsid="003c8c64" style:font-size-asian="10.5pt" style:font-weight-asian="normal" style:font-size-complex="10.5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variant="normal" fo:text-transform="none" fo:color="#242729" style:font-name="Arial" fo:font-size="11.25pt" fo:letter-spacing="normal" fo:font-style="normal" fo:font-weight="normal" officeooo:rsid="003c8c64" officeooo:paragraph-rsid="003c8c64" style:font-size-asian="10.5pt" style:font-weight-asian="normal" style:font-size-complex="10.5pt" style:font-weight-complex="normal"/>
    </style:style>
    <style:style style:name="P66" style:family="paragraph" style:parent-style-name="Text_20_body">
      <style:text-properties officeooo:rsid="003f71d0" officeooo:paragraph-rsid="003f71d0"/>
    </style:style>
    <style:style style:name="P67" style:family="paragraph" style:parent-style-name="Text_20_body">
      <style:text-properties officeooo:paragraph-rsid="0046ce67"/>
    </style:style>
    <style:style style:name="P6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6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41714a"/>
    </style:style>
    <style:style style:name="P7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71" style:family="paragraph" style:parent-style-name="Text_20_body">
      <style:paragraph-properties fo:margin-left="0cm" fo:margin-right="0cm" fo:margin-top="0cm" fo:margin-bottom="0cm" style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paragraph-rsid="004137a6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rsid="003cd82f" officeooo:paragraph-rsid="003cd82f"/>
    </style:style>
    <style:style style:name="P7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 officeooo:paragraph-rsid="003be0a8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12529" style:font-name="Inconsolata" fo:font-size="10.5pt" fo:letter-spacing="normal" fo:font-style="normal" fo:font-weight="normal" officeooo:rsid="003ebee2" style:font-size-asian="10.5pt" style:font-weight-asian="normal" style:font-size-complex="10.5pt" style:font-weight-complex="normal"/>
    </style:style>
    <style:style style:name="P7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12529" style:font-name="Inconsolata" fo:font-size="10.5pt" fo:letter-spacing="normal" fo:font-style="normal" fo:font-weight="normal" officeooo:rsid="003ebee2" style:font-size-asian="10.5pt" style:font-weight-asian="normal" style:font-size-complex="10.5pt" style:font-weight-complex="normal"/>
    </style:style>
    <style:style style:name="P7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ff0000" style:font-name="Arial" fo:font-size="11.25pt" fo:letter-spacing="normal" fo:font-style="normal" fo:font-weight="normal"/>
    </style:style>
    <style:style style:name="P7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ff0000" style:font-name="Arial" fo:font-size="11.25pt" fo:letter-spacing="normal" fo:font-style="normal" fo:font-weight="normal" officeooo:paragraph-rsid="00449669"/>
    </style:style>
    <style:style style:name="P7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3ae382" officeooo:paragraph-rsid="003ae382"/>
    </style:style>
    <style:style style:name="P7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3ae382" officeooo:paragraph-rsid="003b2aeb"/>
    </style:style>
    <style:style style:name="P8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rsid="003ae382" officeooo:paragraph-rsid="003be0a8"/>
    </style:style>
    <style:style style:name="P8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rsid="003ae382" officeooo:paragraph-rsid="003ae382"/>
    </style:style>
    <style:style style:name="P8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rsid="003ae382" officeooo:paragraph-rsid="003be0a8"/>
    </style:style>
    <style:style style:name="P8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ff6600" fo:font-weight="bold" officeooo:rsid="003ae382" officeooo:paragraph-rsid="003ae382" style:font-weight-asian="bold" style:font-weight-complex="bold"/>
    </style:style>
    <style:style style:name="P8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ff6600" fo:font-weight="bold" officeooo:rsid="003ae382" officeooo:paragraph-rsid="003be0a8" style:font-weight-asian="bold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7292b" style:font-name="Liberation Serif" fo:font-size="10.5pt" fo:letter-spacing="normal" fo:font-style="normal" fo:font-weight="bold" officeooo:rsid="005b3412" officeooo:paragraph-rsid="0048b9a7" style:font-size-asian="10.5pt" style:font-weight-asian="bold" style:font-size-complex="10.5pt" style:font-weight-complex="bold"/>
    </style:style>
    <style:style style:name="P8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449669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8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3be0a8"/>
    </style:style>
    <style:style style:name="P8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449669"/>
    </style:style>
    <style:style style:name="P9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4982e1"/>
    </style:style>
    <style:style style:name="P9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49c60c"/>
    </style:style>
    <style:style style:name="P9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paragraph-rsid="004a1d00"/>
    </style:style>
    <style:style style:name="P9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eff0f1" fo:padding="0cm" fo:border="none">
        <style:background-image/>
      </style:paragraph-properties>
      <style:text-properties officeooo:rsid="003ae382" officeooo:paragraph-rsid="003be0a8"/>
    </style:style>
    <style:style style:name="P94" style:family="paragraph" style:parent-style-name="Preformatted_20_Text">
      <style:text-properties style:font-name="Liberation Serif" officeooo:paragraph-rsid="001ffbe0"/>
    </style:style>
    <style:style style:name="P95" style:family="paragraph" style:parent-style-name="Preformatted_20_Text">
      <style:text-properties style:font-name="Liberation Serif" officeooo:paragraph-rsid="0036acb8"/>
    </style:style>
    <style:style style:name="P96" style:family="paragraph" style:parent-style-name="Preformatted_20_Text">
      <style:text-properties fo:font-weight="bold" officeooo:rsid="00282c86" officeooo:paragraph-rsid="0036acb8" style:font-weight-asian="bold" style:font-weight-complex="bold"/>
    </style:style>
    <style:style style:name="P97" style:family="paragraph" style:parent-style-name="Preformatted_20_Text">
      <style:text-properties fo:color="#000000" style:font-name="Liberation Serif" fo:font-weight="normal" officeooo:rsid="0024e552" officeooo:paragraph-rsid="0036acb8" style:font-weight-asian="normal" style:font-weight-complex="normal"/>
    </style:style>
    <style:style style:name="P98" style:family="paragraph" style:parent-style-name="Preformatted_20_Text">
      <style:text-properties officeooo:paragraph-rsid="0036acb8"/>
    </style:style>
    <style:style style:name="P99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</style:style>
    <style:style style:name="P100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  <style:text-properties officeooo:paragraph-rsid="004982e1"/>
    </style:style>
    <style:style style:name="P101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eff0f1" fo:padding="0cm" fo:border="none">
        <style:background-image/>
      </style:paragraph-properties>
      <style:text-properties officeooo:paragraph-rsid="004c37ba"/>
    </style:style>
    <style:style style:name="P102" style:family="paragraph" style:parent-style-name="Standard">
      <style:text-properties fo:color="#ff3300" fo:font-size="16pt" fo:font-weight="bold" officeooo:rsid="001207af" officeooo:paragraph-rsid="001207af" style:font-size-asian="16pt" style:font-weight-asian="bold" style:font-size-complex="16pt" style:font-weight-complex="bold"/>
    </style:style>
    <style:style style:name="P103" style:family="paragraph" style:parent-style-name="Standard">
      <style:text-properties fo:color="#ff3300" fo:font-size="16pt" fo:font-weight="bold" officeooo:rsid="00547a81" officeooo:paragraph-rsid="00547a81" style:font-size-asian="16pt" style:font-weight-asian="bold" style:font-size-complex="16pt" style:font-weight-complex="bold"/>
    </style:style>
    <style:style style:name="P104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Consolas" fo:font-size="9.75pt" fo:letter-spacing="normal" fo:font-style="normal" fo:font-weight="normal" officeooo:rsid="0058ee62" style:font-size-asian="10.5pt" style:font-weight-asian="normal" style:font-size-complex="10.5pt" style:font-weight-complex="normal"/>
    </style:style>
    <style:style style:name="P105" style:family="paragraph" style:parent-style-name="Preformatted_20_Text">
      <style:paragraph-properties fo:text-align="justify" style:justify-single-word="false"/>
      <style:text-properties fo:color="#ff3300" style:font-name="Liberation Serif" fo:font-weight="bold" officeooo:rsid="003a681c" officeooo:paragraph-rsid="003a681c" style:font-weight-asian="bold" style:font-weight-complex="bold"/>
    </style:style>
    <style:style style:name="P106" style:family="paragraph" style:parent-style-name="Preformatted_20_Text">
      <style:paragraph-properties fo:text-align="justify" style:justify-single-word="false"/>
      <style:text-properties fo:color="#ff3300" style:font-name="Liberation Serif" fo:font-weight="bold" officeooo:rsid="003a681c" officeooo:paragraph-rsid="005116e7" style:font-weight-asian="bold" style:font-weight-complex="bold"/>
    </style:style>
    <style:style style:name="P107" style:family="paragraph" style:parent-style-name="Preformatted_20_Text">
      <style:paragraph-properties fo:text-align="justify" style:justify-single-word="false"/>
      <style:text-properties fo:color="#ff3300" style:font-name="Liberation Serif" fo:font-weight="bold" officeooo:rsid="003a681c" officeooo:paragraph-rsid="0051460d" style:font-weight-asian="bold" style:font-weight-complex="bold"/>
    </style:style>
    <style:style style:name="P108" style:family="paragraph" style:parent-style-name="Preformatted_20_Text">
      <style:paragraph-properties fo:text-align="justify" style:justify-single-word="false"/>
      <style:text-properties fo:color="#ff3300" style:font-name="Liberation Serif" fo:font-weight="bold" officeooo:rsid="003a681c" officeooo:paragraph-rsid="00532368" style:font-weight-asian="bold" style:font-weight-complex="bold"/>
    </style:style>
    <style:style style:name="P109" style:family="paragraph" style:parent-style-name="Preformatted_20_Text">
      <style:paragraph-properties fo:text-align="justify" style:justify-single-word="false"/>
      <style:text-properties fo:color="#ff3300" style:font-name="Liberation Serif" fo:font-weight="bold" officeooo:rsid="005116e7" officeooo:paragraph-rsid="005116e7" style:font-weight-asian="bold" style:font-weight-complex="bold"/>
    </style:style>
    <style:style style:name="P110" style:family="paragraph" style:parent-style-name="Preformatted_20_Text">
      <style:paragraph-properties fo:text-align="justify" style:justify-single-word="false"/>
      <style:text-properties fo:color="#ff3300" style:font-name="Liberation Serif" fo:font-weight="bold" officeooo:rsid="0051460d" officeooo:paragraph-rsid="0051460d" style:font-weight-asian="bold" style:font-weight-complex="bold"/>
    </style:style>
    <style:style style:name="P111" style:family="paragraph" style:parent-style-name="Preformatted_20_Text">
      <style:text-properties fo:font-variant="normal" fo:text-transform="none" fo:color="#000000" style:font-name="inherit" fo:font-size="12pt" fo:letter-spacing="normal" fo:font-style="normal" fo:font-weight="normal" officeooo:rsid="00547a81" officeooo:paragraph-rsid="00547a81" fo:background-color="#f0f0f0" style:font-size-asian="16pt" style:font-weight-asian="bold" style:font-size-complex="16pt" style:font-weight-complex="bold" fo:padding="0cm" fo:border="none"/>
    </style:style>
    <style:style style:name="P112" style:family="paragraph" style:parent-style-name="Preformatted_20_Text">
      <style:text-properties fo:font-variant="normal" fo:text-transform="none" fo:color="#000000" style:font-name="inherit" fo:font-size="12pt" fo:letter-spacing="normal" fo:font-style="normal" fo:font-weight="normal" officeooo:rsid="0054df1c" officeooo:paragraph-rsid="0054df1c" fo:background-color="#f0f0f0" style:font-size-asian="16pt" style:font-weight-asian="bold" style:font-size-complex="16pt" style:font-weight-complex="bold" fo:padding="0cm" fo:border="none"/>
    </style:style>
    <style:style style:name="P113" style:family="paragraph" style:parent-style-name="Heading_20_3">
      <style:paragraph-properties fo:margin-left="0cm" fo:margin-right="0cm" fo:margin-top="0cm" fo:margin-bottom="0cm" style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ff6600" style:font-name="Arial" fo:font-size="12.75pt" fo:letter-spacing="normal" fo:font-style="normal" fo:font-weight="bold" officeooo:paragraph-rsid="003be0a8" style:font-weight-asian="bold" style:font-weight-complex="bold"/>
    </style:style>
    <style:style style:name="P114" style:family="paragraph" style:parent-style-name="Heading_20_3">
      <style:paragraph-properties fo:margin-left="0cm" fo:margin-right="0cm" fo:margin-top="0cm" fo:margin-bottom="0cm" style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ff6600" style:font-name="Arial" fo:font-size="12.75pt" fo:letter-spacing="normal" fo:font-style="normal" fo:font-weight="normal" officeooo:paragraph-rsid="003be0a8"/>
    </style:style>
    <style:style style:name="T1" style:family="text">
      <style:text-properties officeooo:rsid="000adf62"/>
    </style:style>
    <style:style style:name="T2" style:family="text">
      <style:text-properties officeooo:rsid="000dfcdd"/>
    </style:style>
    <style:style style:name="T3" style:family="text">
      <style:text-properties officeooo:rsid="00133cd9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7d09" style:font-weight-asian="bold" style:font-weight-complex="bold"/>
    </style:style>
    <style:style style:name="T7" style:family="text">
      <style:text-properties fo:font-weight="bold" officeooo:rsid="003be0a8" style:font-weight-asian="bold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66ff" fo:font-weight="bold" style:font-weight-asian="bold" style:font-weight-complex="bold"/>
    </style:style>
    <style:style style:name="T11" style:family="text">
      <style:text-properties fo:color="#ff66ff" fo:font-weight="bold" officeooo:rsid="0050a4d9" style:font-weight-asian="bold" style:font-weight-complex="bold"/>
    </style:style>
    <style:style style:name="T12" style:family="text">
      <style:text-properties officeooo:rsid="0017f9c5"/>
    </style:style>
    <style:style style:name="T13" style:family="text">
      <style:text-properties officeooo:rsid="001b5cfb"/>
    </style:style>
    <style:style style:name="T14" style:family="text">
      <style:text-properties officeooo:rsid="001cb8ed"/>
    </style:style>
    <style:style style:name="T15" style:family="text">
      <style:text-properties fo:font-variant="normal" fo:text-transform="none" fo:color="#26292e" fo:font-style="normal"/>
    </style:style>
    <style:style style:name="T16" style:family="text">
      <style:text-properties fo:font-variant="normal" fo:text-transform="none" fo:color="#26292e" fo:font-style="normal" officeooo:rsid="001ce0d2"/>
    </style:style>
    <style:style style:name="T17" style:family="text">
      <style:text-properties fo:font-variant="normal" fo:text-transform="none" fo:color="#26292e" style:font-name="Liberation Serif" fo:font-size="12pt" fo:font-style="normal" style:font-size-asian="12pt" style:font-size-complex="12pt"/>
    </style:style>
    <style:style style:name="T18" style:family="text">
      <style:text-properties fo:font-variant="normal" fo:text-transform="none" fo:color="#26292e" style:font-name="Liberation Serif" fo:font-size="12pt" fo:font-style="normal" officeooo:rsid="001ce0d2" style:font-size-asian="12pt" style:font-size-complex="12pt"/>
    </style:style>
    <style:style style:name="T19" style:family="text">
      <style:text-properties fo:font-variant="normal" fo:text-transform="none" fo:color="#26292e" style:font-name="Liberation Serif" fo:font-size="12pt" fo:font-style="normal" officeooo:rsid="00268872" style:font-size-asian="12pt" style:font-size-complex="12pt"/>
    </style:style>
    <style:style style:name="T20" style:family="text">
      <style:text-properties fo:font-variant="normal" fo:text-transform="none" fo:color="#26292e" style:font-name="Liberation Serif" fo:font-size="12pt" fo:font-style="normal" fo:font-weight="bold" style:font-size-asian="12pt" style:font-size-complex="12pt"/>
    </style:style>
    <style:style style:name="T21" style:family="text">
      <style:text-properties fo:font-variant="normal" fo:text-transform="none" fo:color="#6600ff" fo:font-style="normal"/>
    </style:style>
    <style:style style:name="T22" style:family="text">
      <style:text-properties fo:font-variant="normal" fo:text-transform="none" fo:color="#6600ff" style:font-name="inherit" fo:font-size="9.75pt" fo:letter-spacing="normal" fo:font-style="normal" fo:font-weight="normal" fo:background-color="#eff0f1" loext:char-shading-value="0" fo:padding="0cm" fo:border="none"/>
    </style:style>
    <style:style style:name="T23" style:family="text">
      <style:text-properties fo:font-variant="normal" fo:text-transform="none" fo:color="#6600ff" style:font-name="Consolas" fo:font-size="9.75pt" fo:letter-spacing="normal" fo:font-style="normal" fo:font-weight="normal" fo:background-color="#eff0f1" loext:char-shading-value="0" fo:padding="0cm" fo:border="none"/>
    </style:style>
    <style:style style:name="T24" style:family="text">
      <style:text-properties fo:font-variant="normal" fo:text-transform="none" fo:color="#333333" style:font-name="Source Code Pro" fo:font-size="9.75pt" fo:letter-spacing="normal" fo:font-style="normal" fo:font-weight="normal" fo:background-color="transparent" loext:char-shading-value="0" fo:padding="0cm" fo:border="none"/>
    </style:style>
    <style:style style:name="T25" style:family="text">
      <style:text-properties fo:font-variant="normal" fo:text-transform="none" fo:color="#333333" style:font-name="Source Code Pro" fo:font-size="9.75pt" fo:letter-spacing="normal" fo:font-style="normal" fo:font-weight="normal" officeooo:rsid="001ddf65" fo:background-color="transparent" loext:char-shading-value="0" fo:padding="0cm" fo:border="none"/>
    </style:style>
    <style:style style:name="T26" style:family="text">
      <style:text-properties fo:font-variant="normal" fo:text-transform="none" fo:color="#333333" style:font-name="Source Code Pro" fo:font-size="9.75pt" fo:letter-spacing="normal" fo:font-style="normal" fo:font-weight="normal" officeooo:rsid="003ac9cd" fo:background-color="transparent" loext:char-shading-value="0" fo:padding="0cm" fo:border="none"/>
    </style:style>
    <style:style style:name="T27" style:family="text">
      <style:text-properties fo:font-variant="normal" fo:text-transform="none" fo:color="#333333" style:font-name="Source Code Pro" fo:font-size="9.75pt" fo:letter-spacing="normal" fo:font-style="normal" fo:font-weight="normal" officeooo:rsid="005116e7" fo:background-color="transparent" loext:char-shading-value="0" fo:padding="0cm" fo:border="none"/>
    </style:style>
    <style:style style:name="T28" style:family="text">
      <style:text-properties fo:font-variant="normal" fo:text-transform="none" fo:color="#333333" style:font-name="Source Code Pro" fo:font-size="9.75pt" fo:letter-spacing="normal" fo:font-style="normal" fo:font-weight="normal" officeooo:rsid="0051460d" fo:background-color="transparent" loext:char-shading-value="0" fo:padding="0cm" fo:border="none"/>
    </style:style>
    <style:style style:name="T29" style:family="text">
      <style:text-properties fo:font-variant="normal" fo:text-transform="none" fo:color="#333333" style:font-name="Source Code Pro" fo:font-size="9.75pt" fo:letter-spacing="normal" fo:font-style="normal" officeooo:rsid="00282c86" fo:background-color="transparent" loext:char-shading-value="0" fo:padding="0cm" fo:border="none"/>
    </style:style>
    <style:style style:name="T30" style:family="text">
      <style:text-properties fo:font-variant="normal" fo:text-transform="none" fo:color="#333333" style:font-name="Source Code Pro" fo:font-size="9.75pt" fo:letter-spacing="normal" fo:font-style="normal" fo:background-color="transparent" loext:char-shading-value="0" fo:padding="0cm" fo:border="none"/>
    </style:style>
    <style:style style:name="T31" style:family="text">
      <style:text-properties fo:font-variant="normal" fo:text-transform="none" fo:color="#333333" fo:letter-spacing="normal"/>
    </style:style>
    <style:style style:name="T32" style:family="text">
      <style:text-properties fo:font-variant="normal" fo:text-transform="none" fo:color="#333333" style:font-name="Liberation Serif" fo:font-size="9.75pt" fo:letter-spacing="normal" fo:font-style="normal" fo:font-weight="normal" fo:background-color="transparent" loext:char-shading-value="0" fo:padding="0cm" fo:border="none"/>
    </style:style>
    <style:style style:name="T33" style:family="text">
      <style:text-properties fo:font-variant="normal" fo:text-transform="none" fo:color="#333333" style:font-name="Liberation Serif" fo:font-size="10pt" fo:letter-spacing="normal" fo:background-color="transparent" loext:char-shading-value="0" style:font-size-asian="10pt" style:font-size-complex="10pt" fo:padding="0cm" fo:border="none"/>
    </style:style>
    <style:style style:name="T34" style:family="text">
      <style:text-properties fo:font-variant="normal" fo:text-transform="none" fo:color="#333333" style:font-name="Liberation Serif" fo:font-size="10pt" fo:letter-spacing="normal" fo:font-style="normal" fo:font-weight="normal" fo:background-color="transparent" loext:char-shading-value="0" style:font-size-asian="10pt" style:font-size-complex="10pt" fo:padding="0cm" fo:border="none"/>
    </style:style>
    <style:style style:name="T35" style:family="text">
      <style:text-properties fo:font-variant="normal" fo:text-transform="none" fo:color="#333333" style:font-name="Liberation Serif" fo:font-size="11pt" fo:letter-spacing="normal" fo:font-style="normal" fo:background-color="#fdfdfd" loext:char-shading-value="0" style:font-size-asian="11pt" style:font-size-complex="11pt" fo:padding="0.049cm" fo:border="0.06pt solid #dae0e7"/>
    </style:style>
    <style:style style:name="T36" style:family="text">
      <style:text-properties fo:font-variant="normal" fo:text-transform="none" fo:color="#333333" style:font-name="Liberation Serif" fo:font-size="11pt" fo:letter-spacing="normal" fo:font-style="normal" officeooo:rsid="002a7d09" fo:background-color="#fdfdfd" loext:char-shading-value="0" style:font-size-asian="11pt" style:font-size-complex="11pt" fo:padding="0.049cm" fo:border="0.06pt solid #dae0e7"/>
    </style:style>
    <style:style style:name="T37" style:family="text">
      <style:text-properties fo:font-variant="normal" fo:text-transform="none" fo:color="#333333" fo:font-size="12pt" fo:letter-spacing="normal" fo:font-style="normal" fo:font-weight="normal" officeooo:rsid="002a7d09"/>
    </style:style>
    <style:style style:name="T38" style:family="text">
      <style:text-properties fo:font-variant="normal" fo:text-transform="none" fo:color="#333333" fo:font-size="12pt" fo:letter-spacing="normal" fo:font-style="normal" fo:font-weight="normal" officeooo:rsid="002a7d09" fo:background-color="#ffff00" loext:char-shading-value="0"/>
    </style:style>
    <style:style style:name="T39" style:family="text">
      <style:text-properties fo:font-variant="normal" fo:text-transform="none" fo:color="#333333" style:font-name="monospace" fo:font-size="12pt" fo:letter-spacing="normal" fo:font-style="normal" fo:font-weight="bold"/>
    </style:style>
    <style:style style:name="T40" style:family="text">
      <style:text-properties fo:font-variant="normal" fo:text-transform="none" fo:color="#333333" style:font-name="monospace" fo:font-size="12pt" fo:letter-spacing="normal" fo:font-style="normal" fo:font-weight="normal"/>
    </style:style>
    <style:style style:name="T41" style:family="text">
      <style:text-properties fo:font-variant="normal" fo:text-transform="none" fo:color="#333333" style:font-name="monospace" fo:font-size="9pt" fo:letter-spacing="normal" fo:font-style="normal" fo:font-weight="normal" officeooo:rsid="002d35e1" fo:background-color="#ffff00" loext:char-shading-value="0"/>
    </style:style>
    <style:style style:name="T42" style:family="text">
      <style:text-properties fo:font-variant="normal" fo:text-transform="none" fo:color="#ff3300" style:font-name="Liberation Serif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fo:padding="0cm" fo:border="none"/>
    </style:style>
    <style:style style:name="T43" style:family="text">
      <style:text-properties fo:font-variant="normal" fo:text-transform="none" fo:color="#00cc33" style:font-name="Liberation Serif" fo:font-size="10pt" fo:letter-spacing="normal" fo:font-style="normal" fo:font-weight="bold" fo:background-color="transparent" loext:char-shading-value="0" style:font-size-asian="10pt" style:font-weight-asian="bold" style:font-size-complex="10pt" style:font-weight-complex="bold" fo:padding="0cm" fo:border="none"/>
    </style:style>
    <style:style style:name="T44" style:family="text">
      <style:text-properties fo:font-variant="normal" fo:text-transform="none" fo:color="#0066ff" style:font-name="Liberation Serif" fo:font-size="10pt" fo:letter-spacing="normal" fo:font-style="normal" fo:font-weight="bold" fo:background-color="#ffff00" loext:char-shading-value="0" style:font-size-asian="10pt" style:font-weight-asian="bold" style:font-size-complex="10pt" style:font-weight-complex="bold" fo:padding="0cm" fo:border="none"/>
    </style:style>
    <style:style style:name="T45" style:family="text">
      <style:text-properties fo:font-variant="normal" fo:text-transform="none" fo:color="#0066ff" style:font-name="monospace" fo:font-size="9pt" fo:letter-spacing="normal" fo:font-style="normal" fo:font-weight="normal" officeooo:rsid="002d35e1" fo:background-color="#ffff00" loext:char-shading-value="0" style:font-size-asian="11pt" style:font-weight-asian="bold" style:font-size-complex="11pt" style:font-weight-complex="bold" fo:padding="0cm" fo:border="none"/>
    </style:style>
    <style:style style:name="T46" style:family="text">
      <style:text-properties fo:font-variant="normal" fo:text-transform="none" fo:color="#dd1144" style:font-name="monospace" fo:font-size="12pt" fo:letter-spacing="normal" fo:font-style="normal" fo:font-weight="normal"/>
    </style:style>
    <style:style style:name="T47" style:family="text">
      <style:text-properties fo:font-variant="normal" fo:text-transform="none" fo:color="#ff0000" fo:font-size="12pt" fo:letter-spacing="normal" fo:font-style="normal" fo:font-weight="bold" officeooo:rsid="002a7d09" style:font-weight-asian="bold" style:font-weight-complex="bold"/>
    </style:style>
    <style:style style:name="T48" style:family="text">
      <style:text-properties fo:font-variant="normal" fo:text-transform="none" fo:color="#ff0000" style:font-name="monospace" fo:font-size="12pt" fo:letter-spacing="normal" fo:font-style="normal" fo:font-weight="bold" style:font-weight-asian="bold" style:font-weight-complex="bold"/>
    </style:style>
    <style:style style:name="T49" style:family="text">
      <style:text-properties fo:font-variant="normal" fo:text-transform="none" fo:color="#ff0000" style:font-name="Consolas" fo:font-size="9.75pt" fo:letter-spacing="normal" fo:font-style="normal" fo:font-weight="normal" officeooo:rsid="0041f6f9" fo:background-color="#eff0f1" loext:char-shading-value="0" fo:padding="0cm" fo:border="none"/>
    </style:style>
    <style:style style:name="T50" style:family="text">
      <style:text-properties fo:font-variant="normal" fo:text-transform="none" fo:color="#ff0000" style:font-name="inherit" fo:font-size="9.75pt" fo:letter-spacing="normal" fo:font-style="normal" fo:font-weight="normal" fo:background-color="#eff0f1" loext:char-shading-value="0" fo:padding="0cm" fo:border="none"/>
    </style:style>
    <style:style style:name="T51" style:family="text">
      <style:text-properties fo:font-variant="normal" fo:text-transform="none" fo:color="#ff0000" style:font-name="inherit" fo:font-size="9.75pt" fo:letter-spacing="normal" fo:font-style="normal" fo:font-weight="normal" officeooo:rsid="0041f6f9" fo:background-color="#eff0f1" loext:char-shading-value="0" fo:padding="0cm" fo:border="none"/>
    </style:style>
    <style:style style:name="T52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53" style:family="text">
      <style:text-properties fo:font-variant="normal" fo:text-transform="none" fo:color="#242729" style:font-name="inherit" fo:font-size="11.25pt" fo:letter-spacing="normal" fo:font-style="normal" fo:font-weight="normal" officeooo:rsid="003b2aeb"/>
    </style:style>
    <style:style style:name="T54" style:family="text">
      <style:text-properties fo:font-variant="normal" fo:text-transform="none" fo:color="#242729" style:font-name="inherit" fo:font-size="11.25pt" fo:letter-spacing="normal" fo:font-style="normal" fo:font-weight="normal" officeooo:rsid="003be0a8"/>
    </style:style>
    <style:style style:name="T55" style:family="text">
      <style:text-properties fo:font-variant="normal" fo:text-transform="none" fo:color="#242729" style:font-name="inherit" fo:font-size="11.25pt" fo:letter-spacing="normal" fo:font-style="normal" fo:font-weight="bold" fo:padding="0cm" fo:border="none"/>
    </style:style>
    <style:style style:name="T56" style:family="text">
      <style:text-properties fo:font-variant="normal" fo:text-transform="none" fo:color="#242729" style:font-name="inherit" fo:font-size="11.25pt" fo:letter-spacing="normal" fo:font-style="normal" fo:font-weight="bold" style:font-weight-asian="bold" style:font-weight-complex="bold"/>
    </style:style>
    <style:style style:name="T57" style:family="text">
      <style:text-properties fo:font-variant="normal" fo:text-transform="none" fo:color="#242729" style:font-name="inherit" fo:font-size="11.25pt" fo:letter-spacing="normal" fo:font-style="normal" fo:font-weight="bold" officeooo:rsid="003be0a8" fo:padding="0cm" fo:border="none"/>
    </style:style>
    <style:style style:name="T58" style:family="text">
      <style:text-properties fo:font-variant="normal" fo:text-transform="none" fo:color="#242729" style:font-name="inherit" fo:font-size="11.25pt" fo:letter-spacing="normal" fo:font-style="normal" fo:font-weight="bold" officeooo:rsid="0041f6f9" fo:background-color="#eff0f1" loext:char-shading-value="0" fo:padding="0cm" fo:border="none"/>
    </style:style>
    <style:style style:name="T59" style:family="text">
      <style:text-properties fo:font-variant="normal" fo:text-transform="none" fo:color="#242729" style:font-name="inherit" fo:font-size="11.25pt" fo:letter-spacing="normal" fo:font-style="normal" fo:font-weight="bold" officeooo:rsid="00449669" fo:background-color="#eff0f1" loext:char-shading-value="0" fo:padding="0cm" fo:border="none"/>
    </style:style>
    <style:style style:name="T60" style:family="text">
      <style:text-properties fo:font-variant="normal" fo:text-transform="none" fo:color="#242729" style:font-name="inherit" fo:font-size="11.25pt" fo:letter-spacing="normal" fo:font-style="normal" fo:font-weight="bold" officeooo:rsid="0046ce67" fo:padding="0cm" fo:border="none"/>
    </style:style>
    <style:style style:name="T61" style:family="text">
      <style:text-properties fo:font-variant="normal" fo:text-transform="none" fo:color="#242729" style:font-name="Consolas" fo:font-size="9.75pt" fo:letter-spacing="normal" fo:font-style="normal" fo:font-weight="bold" fo:background-color="#eff0f1" loext:char-shading-value="0" style:font-weight-asian="bold" style:font-weight-complex="bold" fo:padding="0cm" fo:border="none"/>
    </style:style>
    <style:style style:name="T6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63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fo:padding="0cm" fo:border="none"/>
    </style:style>
    <style:style style:name="T64" style:family="text">
      <style:text-properties fo:font-variant="normal" fo:text-transform="none" fo:color="#101094" style:font-name="inherit" fo:font-size="9.75pt" fo:letter-spacing="normal" fo:font-style="normal" fo:font-weight="normal" officeooo:rsid="00430bb8" fo:background-color="#ffff00" loext:char-shading-value="0" fo:padding="0cm" fo:border="none"/>
    </style:style>
    <style:style style:name="T65" style:family="text">
      <style:text-properties fo:font-variant="normal" fo:text-transform="none" fo:color="#101094" style:font-name="inherit" fo:font-size="9.75pt" fo:letter-spacing="normal" fo:font-style="normal" fo:font-weight="bold" fo:background-color="#eff0f1" loext:char-shading-value="0" style:font-weight-asian="bold" style:font-weight-complex="bold" fo:padding="0cm" fo:border="none"/>
    </style:style>
    <style:style style:name="T6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fo:padding="0cm" fo:border="none"/>
    </style:style>
    <style:style style:name="T67" style:family="text">
      <style:text-properties fo:font-variant="normal" fo:text-transform="none" fo:color="#303336" style:font-name="Consolas" fo:font-size="9.75pt" fo:letter-spacing="normal" fo:font-style="normal" fo:font-weight="normal" fo:background-color="#ffff00" loext:char-shading-value="0" fo:padding="0cm" fo:border="none"/>
    </style:style>
    <style:style style:name="T68" style:family="text">
      <style:text-properties fo:font-variant="normal" fo:text-transform="none" fo:color="#303336" style:font-name="Consolas" fo:font-size="9.75pt" fo:letter-spacing="normal" fo:font-style="normal" fo:font-weight="normal" officeooo:rsid="00430bb8" fo:background-color="#ffff00" loext:char-shading-value="0" fo:padding="0cm" fo:border="none"/>
    </style:style>
    <style:style style:name="T69" style:family="text">
      <style:text-properties fo:font-variant="normal" fo:text-transform="none" fo:color="#303336" style:font-name="Consolas" fo:font-size="9.75pt" fo:letter-spacing="normal" fo:font-style="normal" fo:font-weight="normal" officeooo:rsid="0043b68f" fo:background-color="#ffff00" loext:char-shading-value="0" fo:padding="0cm" fo:border="none"/>
    </style:style>
    <style:style style:name="T70" style:family="text">
      <style:text-properties fo:font-variant="normal" fo:text-transform="none" fo:color="#303336" style:font-name="Consolas" fo:font-size="9.75pt" fo:letter-spacing="normal" fo:font-style="normal" fo:font-weight="bold" fo:background-color="#eff0f1" loext:char-shading-value="0" style:font-weight-asian="bold" style:font-weight-complex="bold" fo:padding="0cm" fo:border="none"/>
    </style:style>
    <style:style style:name="T71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fo:padding="0cm" fo:border="none"/>
    </style:style>
    <style:style style:name="T72" style:family="text">
      <style:text-properties fo:font-variant="normal" fo:text-transform="none" fo:color="#303336" style:font-name="inherit" fo:font-size="9.75pt" fo:letter-spacing="normal" fo:font-style="normal" fo:font-weight="normal" officeooo:rsid="00449669" fo:background-color="#eff0f1" loext:char-shading-value="0" fo:padding="0cm" fo:border="none"/>
    </style:style>
    <style:style style:name="T73" style:family="text">
      <style:text-properties fo:font-variant="normal" fo:text-transform="none" fo:color="#303336" style:font-name="inherit" fo:font-size="9.75pt" fo:letter-spacing="normal" fo:font-style="normal" fo:font-weight="normal" fo:background-color="#ffff00" loext:char-shading-value="0" fo:padding="0cm" fo:border="none"/>
    </style:style>
    <style:style style:name="T74" style:family="text">
      <style:text-properties fo:font-variant="normal" fo:text-transform="none" fo:color="#303336" style:font-name="inherit" fo:font-size="9.75pt" fo:letter-spacing="normal" fo:font-style="normal" fo:font-weight="bold" fo:background-color="#eff0f1" loext:char-shading-value="0" style:font-weight-asian="bold" style:font-weight-complex="bold" fo:padding="0cm" fo:border="none"/>
    </style:style>
    <style:style style:name="T75" style:family="text">
      <style:text-properties fo:font-variant="normal" fo:text-transform="none" fo:color="#303336" fo:letter-spacing="normal" fo:background-color="#eff0f1" loext:char-shading-value="0" fo:padding="0cm" fo:border="none"/>
    </style:style>
    <style:style style:name="T76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fo:padding="0cm" fo:border="none"/>
    </style:style>
    <style:style style:name="T77" style:family="text">
      <style:text-properties fo:font-variant="normal" fo:text-transform="none" fo:color="#7d2727" style:font-name="inherit" fo:font-size="9.75pt" fo:letter-spacing="normal" fo:font-style="normal" fo:font-weight="normal" officeooo:rsid="00449669" fo:background-color="#eff0f1" loext:char-shading-value="0" fo:padding="0cm" fo:border="none"/>
    </style:style>
    <style:style style:name="T78" style:family="text">
      <style:text-properties fo:font-variant="normal" fo:text-transform="none" fo:color="#7d2727" style:font-name="inherit" fo:font-size="9.75pt" fo:letter-spacing="normal" fo:font-style="normal" fo:font-weight="normal" officeooo:rsid="004982e1" fo:background-color="#eff0f1" loext:char-shading-value="0" fo:padding="0cm" fo:border="none"/>
    </style:style>
    <style:style style:name="T79" style:family="text">
      <style:text-properties fo:font-variant="normal" fo:text-transform="none" fo:color="#7d2727" style:font-name="inherit" fo:font-size="9.75pt" fo:letter-spacing="normal" fo:font-style="normal" fo:font-weight="normal" fo:background-color="#ffff00" loext:char-shading-value="0" fo:padding="0cm" fo:border="none"/>
    </style:style>
    <style:style style:name="T80" style:family="text">
      <style:text-properties fo:font-variant="normal" fo:text-transform="none" fo:color="#7d2727" style:font-name="inherit" fo:font-size="9.75pt" fo:letter-spacing="normal" fo:font-style="normal" fo:font-weight="bold" fo:background-color="#eff0f1" loext:char-shading-value="0" style:font-weight-asian="bold" style:font-weight-complex="bold" fo:padding="0cm" fo:border="none"/>
    </style:style>
    <style:style style:name="T81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fo:padding="0cm" fo:border="none"/>
    </style:style>
    <style:style style:name="T82" style:family="text">
      <style:text-properties fo:font-variant="normal" fo:text-transform="none" fo:color="#2b91af" style:font-name="inherit" fo:font-size="9.75pt" fo:letter-spacing="normal" fo:font-style="normal" fo:font-weight="normal" fo:background-color="#ffff00" loext:char-shading-value="0" fo:padding="0cm" fo:border="none"/>
    </style:style>
    <style:style style:name="T83" style:family="text">
      <style:text-properties fo:font-variant="normal" fo:text-transform="none" fo:color="#0000ff" style:font-name="inherit" fo:font-size="9.75pt" fo:letter-spacing="normal" fo:font-style="normal" fo:font-weight="normal" fo:background-color="#eff0f1" loext:char-shading-value="0" fo:padding="0cm" fo:border="none"/>
    </style:style>
    <style:style style:name="T84" style:family="text">
      <style:text-properties fo:font-variant="normal" fo:text-transform="none" fo:color="#0000ff" style:font-name="inherit" fo:font-size="9.75pt" fo:letter-spacing="normal" fo:font-style="normal" fo:font-weight="normal" officeooo:rsid="004982e1" fo:background-color="#eff0f1" loext:char-shading-value="0" fo:padding="0cm" fo:border="none"/>
    </style:style>
    <style:style style:name="T85" style:family="text">
      <style:text-properties fo:font-variant="normal" fo:text-transform="none" fo:color="#0000ff" style:font-name="inherit" fo:font-size="9.75pt" fo:letter-spacing="normal" fo:font-style="normal" fo:font-weight="normal" officeooo:rsid="00449669" fo:background-color="#eff0f1" loext:char-shading-value="0" fo:padding="0cm" fo:border="none"/>
    </style:style>
    <style:style style:name="T86" style:family="text">
      <style:text-properties fo:font-variant="normal" fo:text-transform="none" fo:color="#0000ff" style:font-name="inherit" fo:font-size="9.75pt" fo:letter-spacing="normal" fo:font-style="normal" fo:font-weight="normal" officeooo:rsid="004c37ba" fo:background-color="#eff0f1" loext:char-shading-value="0" fo:padding="0cm" fo:border="none"/>
    </style:style>
    <style:style style:name="T87" style:family="text">
      <style:text-properties fo:font-variant="normal" fo:text-transform="none" fo:color="#0000ff" style:font-name="Consolas" fo:font-size="9.75pt" fo:letter-spacing="normal" fo:font-style="normal" fo:font-weight="normal" fo:background-color="#eff0f1" loext:char-shading-value="0" fo:padding="0cm" fo:border="none"/>
    </style:style>
    <style:style style:name="T88" style:family="text">
      <style:text-properties fo:color="#333333"/>
    </style:style>
    <style:style style:name="T89" style:family="text">
      <style:text-properties fo:font-size="16pt" style:font-size-asian="16pt" style:font-size-complex="16pt"/>
    </style:style>
    <style:style style:name="T90" style:family="text">
      <style:text-properties fo:font-size="16pt" officeooo:rsid="0017f9c5" style:font-size-asian="16pt" style:font-size-complex="16pt"/>
    </style:style>
    <style:style style:name="T91" style:family="text">
      <style:text-properties fo:font-size="16pt" officeooo:rsid="001ffbe0" style:font-size-asian="16pt" style:font-size-complex="16pt"/>
    </style:style>
    <style:style style:name="T92" style:family="text">
      <style:text-properties fo:font-size="16pt" officeooo:rsid="0022f4c2" style:font-size-asian="16pt" style:font-size-complex="16pt"/>
    </style:style>
    <style:style style:name="T93" style:family="text">
      <style:text-properties fo:font-size="16pt" officeooo:rsid="00230445" style:font-size-asian="16pt" style:font-size-complex="16pt"/>
    </style:style>
    <style:style style:name="T94" style:family="text">
      <style:text-properties fo:font-size="16pt" officeooo:rsid="0036acb8" style:font-size-asian="16pt" style:font-size-complex="16pt"/>
    </style:style>
    <style:style style:name="T95" style:family="text">
      <style:text-properties fo:font-size="16pt" officeooo:rsid="0037c06e" style:font-size-asian="16pt" style:font-size-complex="16pt"/>
    </style:style>
    <style:style style:name="T96" style:family="text">
      <style:text-properties fo:font-size="16pt" officeooo:rsid="0039a99e" style:font-size-asian="16pt" style:font-size-complex="16pt"/>
    </style:style>
    <style:style style:name="T97" style:family="text">
      <style:text-properties fo:color="#000000" style:font-name="Menlo" fo:font-size="9pt" fo:background-color="#c9dddf" loext:char-shading-value="0" fo:padding="0cm" fo:border="none"/>
    </style:style>
    <style:style style:name="T98" style:family="text">
      <style:text-properties fo:color="#000000" fo:font-weight="normal" style:font-weight-asian="normal" style:font-weight-complex="normal"/>
    </style:style>
    <style:style style:name="T99" style:family="text">
      <style:text-properties fo:color="#000000" style:font-weight-asian="normal" style:font-weight-complex="normal"/>
    </style:style>
    <style:style style:name="T100" style:family="text">
      <style:text-properties officeooo:rsid="002b63a5"/>
    </style:style>
    <style:style style:name="T101" style:family="text">
      <style:text-properties officeooo:rsid="0034e8e3"/>
    </style:style>
    <style:style style:name="T102" style:family="text">
      <style:text-properties fo:color="#242729" style:font-name="inherit" fo:font-size="11.25pt" fo:font-weight="bold" fo:padding="0cm" fo:border="none"/>
    </style:style>
    <style:style style:name="T103" style:family="text">
      <style:text-properties fo:color="#242729" style:font-name="inherit" fo:font-weight="bold" fo:padding="0cm" fo:border="none"/>
    </style:style>
    <style:style style:name="T104" style:family="text">
      <style:text-properties fo:color="#242729" style:font-name="inherit" fo:font-weight="bold" officeooo:rsid="00449669" fo:padding="0cm" fo:border="none"/>
    </style:style>
    <style:style style:name="T105" style:family="text">
      <style:text-properties fo:color="#242729" style:font-name="inherit" fo:font-weight="bold" officeooo:rsid="00455d53" fo:padding="0cm" fo:border="none"/>
    </style:style>
    <style:style style:name="T106" style:family="text">
      <style:text-properties fo:color="#ff6600" fo:font-weight="bold" style:font-weight-asian="bold" style:font-weight-complex="bold"/>
    </style:style>
    <style:style style:name="T107" style:family="text">
      <style:text-properties fo:color="#ff6600" fo:font-weight="bold" officeooo:rsid="0058ee62" style:font-weight-asian="bold" style:font-weight-complex="bold"/>
    </style:style>
    <style:style style:name="T108" style:family="text">
      <style:text-properties officeooo:rsid="003b2aeb"/>
    </style:style>
    <style:style style:name="T109" style:family="text">
      <style:text-properties officeooo:rsid="003be0a8"/>
    </style:style>
    <style:style style:name="T110" style:family="text">
      <style:text-properties officeooo:rsid="0058ee62"/>
    </style:style>
    <style:style style:name="T111" style:family="text">
      <style:text-properties officeooo:rsid="003cbdd2"/>
    </style:style>
    <style:style style:name="T112" style:family="text">
      <style:text-properties officeooo:rsid="004137a6"/>
    </style:style>
    <style:style style:name="T113" style:family="text">
      <style:text-properties officeooo:rsid="004982e1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<text:a xlink:type="simple" xlink:href="https://ionicframework.com/docs/native/">https://ionicframework.com/docs/native/</text:a></text:p>
      <text:p text:style-name="P111">npm install @ionic-native/core --save</text:p>
      <text:p text:style-name="P112">ionic cordova plugin add cordova-plugin-camera</text:p>
      <text:p text:style-name="P111"/>
      <text:p text:style-name="Text_20_body"><text:line-break/></text:p>
      <text:p text:style-name="P5">Cap 59</text:p>
      <text:p text:style-name="P5"/>
      <text:p text:style-name="P1">Recursos Nativos de la Aplicacion</text:p>
      <text:p text:style-name="P3"><text:a xlink:type="simple" xlink:href="https://ionicframework.com/docs/native/">https://ionicframework.com/docs/native/</text:a></text:p>
      <text:p text:style-name="P3"/>
      <text:p text:style-name="P4">Codigos QR (barcode-scanner) <text:s/><text:a xlink:type="simple" xlink:href="https://ionicframework.com/docs/native/barcode-scanner/"><text:span text:style-name="T3">https://ionicframework.com/docs/native/barcode-scanner/</text:span></text:a><text:span text:style-name="T3"> </text:span></text:p>
      <text:p text:style-name="P1">- <text:span text:style-name="T1">abrir la camara</text:span></text:p>
      <text:p text:style-name="P1">- <text:span text:style-name="T1">scanear un código</text:span></text:p>
      <text:p text:style-name="P1">- <text:span text:style-name="T1">regresar información a nuestra parte de angular</text:span></text:p>
      <text:p text:style-name="P1"/>
      <text:p text:style-name="P2">Cordova en su gran repertorio de plugins tiene uno que se encarga de leer codigo QR y regresarnos la data. <text:span text:style-name="T2">Ese plugin se va a encargar de abrir camara, scannear y regresar información, incluso hacer un sonido de bip si necesitamos. Si el escaneo fue exitoso, sino fue exitoso, si lo cancelo, si dio algun error</text:span></text:p>
      <text:p text:style-name="P2"/>
      <text:p text:style-name="P19"/>
      <text:p text:style-name="P19">ionic cordova plugin add phonegap-plugin-barcodescanner </text:p>
      <text:p text:style-name="P19">sudo npm install --save @ionic-native/barcode-scanner</text:p>
      <text:p text:style-name="P19"/>
      <text:p text:style-name="P19"/>
      <text:p text:style-name="P20">import { Component } from '@angular/core'; </text:p>
      <text:p text:style-name="P20">// Plugins </text:p>
      <text:p text:style-name="P20">import { <text:span text:style-name="T10">BarcodeScanner</text:span> } from '@ionic-native/barcode-scanner'; </text:p>
      <text:p text:style-name="P20"/>
      <text:p text:style-name="P20">@Component({ </text:p>
      <text:p text:style-name="P20"><text:s text:c="2"/>selector: 'page-home', </text:p>
      <text:p text:style-name="P20"><text:s text:c="2"/>templateUrl: 'home.html', </text:p>
      <text:p text:style-name="P20">}) </text:p>
      <text:p text:style-name="P20">export class HomePage { </text:p>
      <text:p text:style-name="P20"><text:s text:c="4"/>constructor( private <text:span text:style-name="T9">barcodeScanner</text:span>: <text:span text:style-name="T10">BarcodeScanner</text:span>) { } </text:p>
      <text:p text:style-name="P20">scan(){ </text:p>
      <text:p text:style-name="P20"><text:s text:c="4"/>console.log("Realizando scan..."); </text:p>
      <text:p text:style-name="P20"/>
      <text:p text:style-name="P20"><text:s text:c="5"/>//retorna una promesa </text:p>
      <text:p text:style-name="P20"><text:s text:c="4"/>this.<text:span text:style-name="T9">barcodeScanner</text:span>.scan().then((<text:span text:style-name="T8">barcodeData</text:span>) =&gt; { <text:s/>//si tiene exito </text:p>
      <text:p text:style-name="P20"><text:s text:c="9"/>console.log("datos del scan:", <text:span text:style-name="T8">barcodeData</text:span>) </text:p>
      <text:p text:style-name="P20"><text:s text:c="4"/>}, (err) =&gt; { <text:s/>//si falla </text:p>
      <text:p text:style-name="P20"><text:s text:c="8"/>console.error("Error: ",err);<text:span text:style-name="T4"> //cdo lo pruebas en el navegador va a dar este error "cordova_not_available". Porq solo funciona en </text:span></text:p>
      <text:p text:style-name="P24"><text:s/><text:tab/><text:tab/><text:tab/> <text:s text:c="12"/>//Los dispositivos cordova no funciona en el navegador web </text:p>
      <text:p text:style-name="P20"><text:s text:c="4"/>}); <text:s text:c="3"/></text:p>
      <text:p text:style-name="P20">} </text:p>
      <text:p text:style-name="P20"/>
      <text:p text:style-name="P20">} </text:p>
      <text:p text:style-name="P20"><text:span text:style-name="T5">NOTA: </text:span>Ademas se importa y se declara en los proveedores de app.modules.ts</text:p>
      <text:p text:style-name="P20"/>
      <text:p text:style-name="P6"><text:bookmark-start text:name="__DdeLink__3242_1825485708"/>Cap <text:span text:style-name="T12">60 Toast</text:span></text:p>
      <text:p text:style-name="P21"><text:soft-page-break/>Toast: Son un tipo de notificaciones bien bonita que se pueden utilizar</text:p>
      <text:p text:style-name="P20"><text:bookmark-end text:name="__DdeLink__3242_1825485708"/></text:p>
      <text:p text:style-name="P7">Cap <text:span text:style-name="T12">61 </text:span></text:p>
      <text:p text:style-name="P22"><text:a xlink:type="simple" xlink:href="https://www.qrcode.es/es/generador-qr-code/">https://www.qrcode.es/es/generador-qr-code/</text:a></text:p>
      <text:p text:style-name="P23"><text:span text:style-name="T13">API </text:span>Platform: //para detectar si esta en un dispositivo o si esta en un navegador <text:a xlink:type="simple" xlink:href="https://ionicframework.com/docs/api/platform/Platform/"><text:span text:style-name="T13">https://ionicframework.com/docs/api/platform/Platform/</text:span></text:a></text:p>
      <text:p text:style-name="P23"/>
      <text:p text:style-name="P62">Cap <text:span text:style-name="T12">62 </text:span></text:p>
      <text:p text:style-name="P30">creamos un servicio</text:p>
      <text:p text:style-name="P31">ionic g provider historial</text:p>
      <text:p text:style-name="P9"/>
      <text:p text:style-name="P9"><text:span text:style-name="T89">Cap </text:span><text:span text:style-name="T90">6</text:span><text:span text:style-name="T91">3 <text:s/></text:span><text:span text:style-name="T93">navegador nativo</text:span></text:p>
      <text:p text:style-name="P25"><text:span text:style-name="T21">In App Browser</text:span><text:span text:style-name="T15">: </text:span><text:span text:style-name="T16">Lanza el navegador nativo </text:span><text:a xlink:type="simple" xlink:href="https://ionicframework.com/docs/native/in-app-browser/"><text:span text:style-name="T14">https://ionicframework.com/docs/native/in-app-browser/</text:span></text:a><text:span text:style-name="T14"> </text:span></text:p>
      <text:p text:style-name="P94"><text:span text:style-name="Source_20_Text"><text:span text:style-name="T24">ionic cordova plugin add cordova-plugin-inappbrowser</text:span></text:span></text:p>
      <text:p text:style-name="P94"><text:span text:style-name="Source_20_Text"><text:span text:style-name="T25">sudo </text:span></text:span><text:span text:style-name="Source_20_Text"><text:span text:style-name="T24">npm install --save @ionic-native/in-app-browser</text:span></text:span></text:p>
      <text:p text:style-name="P32"/>
      <text:p text:style-name="P32"/>
      <text:p text:style-name="P10"><text:span text:style-name="T89">Cap </text:span><text:span text:style-name="T90">6</text:span><text:span text:style-name="T92">4 <text:s/></text:span><text:span text:style-name="T94">LIBRERIA </text:span><text:span text:style-name="T93">google map </text:span><text:span text:style-name="T94">ANGULAR</text:span></text:p>
      <text:p text:style-name="P40">Libreria de angular de google map</text:p>
      <text:p text:style-name="P38"><text:a xlink:type="simple" xlink:href="https://angular-maps.com/guides/getting-started/">https://angular-maps.com/guides/getting-started/</text:a> </text:p>
      <text:p text:style-name="P39"><text:s text:c="2"/>documentacion</text:p>
      <text:p text:style-name="P36"><text:a xlink:type="simple" xlink:href="https://angular-maps.com/api-docs/agm-core/interfaces/ZoomControlOptions.html#source"><text:span text:style-name="T101">https://angular-maps.com/api-docs/agm-core/interfaces/ZoomControlOptions.html#source</text:span></text:a></text:p>
      <text:p text:style-name="P37"/>
      <text:p text:style-name="P37"/>
      <text:p text:style-name="Standard"><text:span text:style-name="Source_20_Text"><text:span text:style-name="T36">sudo </text:span></text:span><text:span text:style-name="Source_20_Text"><text:span text:style-name="T35">npm install @agm/core --save</text:span></text:span></text:p>
      <text:p text:style-name="P26"><text:line-break/><text:span text:style-name="T6">app.module.ts</text:span></text:p>
      <text:p text:style-name="P26"><text:span text:style-name="T39"><text:s text:c="2"/>import</text:span><text:span text:style-name="T31"> </text:span><text:span text:style-name="T40">{ </text:span><text:span text:style-name="T48">AgmCoreModule</text:span><text:span text:style-name="T40"> } </text:span><text:span text:style-name="T39">from</text:span><text:span text:style-name="T31"> </text:span><text:span text:style-name="T46">'@agm/core'</text:span><text:span text:style-name="T40">; </text:span></text:p>
      <text:p text:style-name="P26"/>
      <text:p text:style-name="P56">@NgModule({ </text:p>
      <text:p text:style-name="P56"><text:s text:c="2"/>imports: [ </text:p>
      <text:p text:style-name="P26"><text:span text:style-name="T37"><text:s text:c="4"/></text:span><text:span text:style-name="T47">AgmCoreModule</text:span><text:span text:style-name="T37">.forRoot({ </text:span></text:p>
      <text:p text:style-name="P29"><text:span text:style-name="T37"><text:s text:c="6"/>apiKey: </text:span><text:span text:style-name="T38">'</text:span><text:span text:style-name="T41">AIzaSyCeJxj4YOh5k129yWUSDQDvpYzbWNR13jk</text:span><text:span text:style-name="T38">' </text:span></text:p>
      <text:p text:style-name="P56"><text:s text:c="4"/>}) </text:p>
      <text:p text:style-name="P26"><text:span text:style-name="T37"><text:s text:c="2"/>], </text:span><text:line-break/></text:p>
      <text:p text:style-name="P27">Necesita proporcionar una clave de la API de Google Maps para poder ver un mapa. Obtenga una clave de API aquí. <text:a xlink:type="simple" xlink:href="https://developers.google.com/maps/documentation/javascript/get-api-key?hl=en#key"><text:span text:style-name="T100">https://developers.google.com/maps/documentation/javascript/get-api-key?hl=en#key</text:span></text:a></text:p>
      <text:p text:style-name="P27"/>
      <text:p text:style-name="P28">click al boton <text:span text:style-name="T9">GET API </text:span><text:span text:style-name="T98">para generar la llave</text:span></text:p>
      <text:p text:style-name="P55">AIzaSyCeJxj4YOh5k129yWUSDQDvpYzbWNR13jk<text:span text:style-name="T99"> </text:span></text:p>
      <text:p text:style-name="P57"/>
      <text:p text:style-name="P35"/>
      <text:p text:style-name="P33"/>
      <text:p text:style-name="P33"/>
      <text:p text:style-name="P34">San Lázaro, Avenida 72, Cienfuegos, Cuba</text:p>
      <text:p text:style-name="P34">22.1546352</text:p>
      <text:p text:style-name="P34">-80.44156169999997</text:p>
      <text:p text:style-name="P34"/>
      <text:p text:style-name="P11"/>
      <text:p text:style-name="P18">google map Nativo(no lo probe)</text:p>
      <text:p text:style-name="P8"/>
      <text:p text:style-name="P61"><text:span text:style-name="T20">Google Maps</text:span><text:span text:style-name="T17">: </text:span><text:span text:style-name="T19">google map</text:span><text:span text:style-name="T18"> </text:span><text:a xlink:type="simple" xlink:href="https://ionicframework.com/docs/native/google-maps/">https://ionicframework.com/docs/native/google-maps/</text:a><text:span text:style-name="T19"> </text:span></text:p>
      <text:p text:style-name="P61"/>
      <text:p text:style-name="P60"><text:span text:style-name="T19">s</text:span><text:span text:style-name="T17">intaxis</text:span></text:p>
      <text:p text:style-name="P61"><text:soft-page-break/><text:span text:style-name="Source_20_Text"><text:span text:style-name="T33"><text:s/></text:span></text:span><text:span text:style-name="Source_20_Text"><text:span text:style-name="T34">ionic cordova plugin add </text:span></text:span><text:a xlink:type="simple" xlink:href="https://github.com/mapsplugin/cordova-plugin-googlemaps#multiple_maps"><text:span text:style-name="Source_20_Text">https://github.com/mapsplugin/cordova-plugin-googlemaps#multiple_maps</text:span></text:a><text:span text:style-name="Source_20_Text"><text:span text:style-name="T34"> </text:span></text:span><text:span text:style-name="Source_20_Text"><text:span text:style-name="T43">--variable</text:span></text:span><text:span text:style-name="Source_20_Text"><text:span text:style-name="T34"> </text:span></text:span><text:span text:style-name="Source_20_Text"><text:span text:style-name="T42">API_KEY_FOR_ANDROID</text:span></text:span><text:span text:style-name="Source_20_Text"><text:span text:style-name="T34">="YOUR_ANDROID_API_KEY_IS_HERE" </text:span></text:span><text:span text:style-name="Source_20_Text"><text:span text:style-name="T43">--variable</text:span></text:span><text:span text:style-name="Source_20_Text"><text:span text:style-name="T34"> </text:span></text:span><text:span text:style-name="Source_20_Text"><text:span text:style-name="T42">API_KEY_FOR_IOS</text:span></text:span><text:span text:style-name="Source_20_Text"><text:span text:style-name="T34">="YOUR_IOS_API_KEY_IS_HERE"</text:span></text:span></text:p>
      <text:p text:style-name="P95"><text:span text:style-name="Source_20_Text"><text:span text:style-name="T24"/></text:span></text:p>
      <text:p text:style-name="P98"/>
      <text:p text:style-name="P96">caso de android</text:p>
      <text:p text:style-name="P61"><text:span text:style-name="Source_20_Text"><text:span text:style-name="T34">ionic cordova plugin add </text:span></text:span><text:a xlink:type="simple" xlink:href="https://github.com/mapsplugin/cordova-plugin-googlemaps#multiple_maps"><text:span text:style-name="Source_20_Text">https://github.com/mapsplugin/cordova-plugin-googlemaps#multiple_maps</text:span></text:a><text:span text:style-name="Source_20_Text"><text:span text:style-name="T34"> </text:span></text:span><text:span text:style-name="Source_20_Text"><text:span text:style-name="T43">--variable</text:span></text:span><text:span text:style-name="Source_20_Text"><text:span text:style-name="T34"> </text:span></text:span><text:span text:style-name="Source_20_Text"><text:span text:style-name="T42">API_KEY_FOR_ANDROID</text:span></text:span><text:span text:style-name="Source_20_Text"><text:span text:style-name="T34">="</text:span></text:span><text:span text:style-name="Source_20_Text"><text:span text:style-name="T44">YOUR_ANDROID_API_KEY_IS_HERE</text:span></text:span><text:span text:style-name="Source_20_Text"><text:span text:style-name="T34">" </text:span></text:span><text:span text:style-name="Source_20_Text"><text:span text:style-name="T43">--variable</text:span></text:span><text:span text:style-name="Source_20_Text"><text:span text:style-name="T34"> </text:span></text:span></text:p>
      <text:p text:style-name="P95"/>
      <text:p text:style-name="P61"><text:span text:style-name="Source_20_Text"><text:span text:style-name="T34">ionic cordova plugin add </text:span></text:span><text:a xlink:type="simple" xlink:href="https://github.com/mapsplugin/cordova-plugin-googlemaps#multiple_maps"><text:span text:style-name="Source_20_Text">https://github.com/mapsplugin/cordova-plugin-googlemaps#multiple_maps</text:span></text:a><text:span text:style-name="Source_20_Text"><text:span text:style-name="T34"> </text:span></text:span><text:span text:style-name="Source_20_Text"><text:span text:style-name="T43">--variable</text:span></text:span><text:span text:style-name="Source_20_Text"><text:span text:style-name="T34"> </text:span></text:span><text:span text:style-name="Source_20_Text"><text:span text:style-name="T42">API_KEY_FOR_ANDROID</text:span></text:span><text:span text:style-name="Source_20_Text"><text:span text:style-name="T34">="</text:span></text:span><text:span text:style-name="Source_20_Text"><text:span text:style-name="T45">AIzaSyCeJxj4YOh5k129yWUSDQDvpYzbWNR13jk</text:span></text:span><text:span text:style-name="Source_20_Text"><text:span text:style-name="T34">"</text:span></text:span></text:p>
      <text:p text:style-name="P95"><text:span text:style-name="Source_20_Text"><text:span text:style-name="T32"/></text:span></text:p>
      <text:p text:style-name="P98"/>
      <text:p text:style-name="P97"><text:span text:style-name="Source_20_Text"><text:span text:style-name="T29">sudo </text:span></text:span><text:span text:style-name="Source_20_Text"><text:span text:style-name="T30">npm install --save @ionic-native/google-maps</text:span></text:span></text:p>
      <text:p text:style-name="P97"><text:span text:style-name="Source_20_Text"><text:span text:style-name="T30"/></text:span></text:p>
      <text:p text:style-name="P32"/>
      <text:p text:style-name="P32"/>
      <text:p text:style-name="P32"/>
      <text:p text:style-name="P13"><text:span text:style-name="T89">Cap </text:span><text:span text:style-name="T90">6</text:span><text:span text:style-name="T94">5</text:span></text:p>
      <text:p text:style-name="P13"><text:span text:style-name="T92">Cap </text:span><text:span text:style-name="T90">6</text:span><text:span text:style-name="T96">6</text:span><text:span text:style-name="T95"> VCARD</text:span></text:p>
      <text:p text:style-name="P12"><text:span text:style-name="T92">Cap </text:span><text:span text:style-name="T90">6</text:span><text:span text:style-name="T96">7</text:span><text:span text:style-name="T95"> VCARD</text:span></text:p>
      <text:p text:style-name="P15"><text:span text:style-name="T95">c</text:span><text:span text:style-name="T89">ontactos nativos del dispositivo</text:span></text:p>
      <text:p text:style-name="P105"><text:span text:style-name="Source_20_Text"><text:span text:style-name="T24">ionic cordova plugin add cordova-plugin-contacts</text:span></text:span></text:p>
      <text:p text:style-name="P105"/>
      <text:p text:style-name="P105"/>
      <text:p text:style-name="P110">sudo chmod -R 777 /usr/local/android-studio/gradle</text:p>
      <text:p text:style-name="P110"/>
      <text:p text:style-name="P109">Puedes pasar la variable <text:s/><text:span text:style-name="Source_20_Text"><text:span text:style-name="T24">ANDROID_HOME manualmente</text:span></text:span></text:p>
      <text:p text:style-name="P106"><text:span text:style-name="Source_20_Text"><text:span text:style-name="T27">sudo </text:span></text:span><text:bookmark-start text:name="__DdeLink__1872_1766818491"/><text:span text:style-name="Source_20_Text"><text:span text:style-name="T27">ANDROID_HOME</text:span></text:span><text:bookmark-end text:name="__DdeLink__1872_1766818491"/><text:span text:style-name="Source_20_Text"><text:span text:style-name="T27">="/home/estrategas/Android/Sdk" ionic cordova plugin add https://github.com/apache/cordova-plugin-contacts.git –save</text:span></text:span></text:p>
      <text:p text:style-name="P106"><text:span text:style-name="Source_20_Text"><text:span text:style-name="T27"/></text:span></text:p>
      <text:p text:style-name="P105"/>
      <text:p text:style-name="P108"><text:bookmark-start text:name="__DdeLink__1881_1766818491"/><text:span text:style-name="Source_20_Text"><text:span text:style-name="T27">sudo </text:span></text:span><text:bookmark-start text:name="__DdeLink__1872_17668184911"/><text:span text:style-name="Source_20_Text"><text:span text:style-name="T27">ANDROID_HOME</text:span></text:span><text:bookmark-end text:name="__DdeLink__1872_17668184911"/><text:span text:style-name="Source_20_Text"><text:span text:style-name="T27">="/home/estrategas/Android/Sdk" </text:span></text:span><text:span text:style-name="Source_20_Text"><text:span text:style-name="T24">ionic cordova plugin add cordova-plugin-contacts</text:span></text:span><text:bookmark-end text:name="__DdeLink__1881_1766818491"/></text:p>
      <text:p text:style-name="P108"><text:span text:style-name="Source_20_Text"><text:span text:style-name="T27"/></text:span></text:p>
      <text:p text:style-name="P105"><text:span text:style-name="Source_20_Text"><text:span text:style-name="T26">sudo </text:span></text:span><text:span text:style-name="Source_20_Text"><text:span text:style-name="T24">npm install --save @ionic-native/contacts</text:span></text:span></text:p>
      <text:p text:style-name="P107"><text:span text:style-name="Source_20_Text"><text:span text:style-name="T28"><text:s/>sudo chmod -R a+rwx qrap <text:s/></text:span></text:span></text:p>
      <text:p text:style-name="P16"/>
      <text:p text:style-name="P14"><text:span text:style-name="T98">import { Contacts, Contact, ContactField, ContactName } from '@ionic-native/contacts';</text:span> </text:p>
      <text:p text:style-name="P17"><text:s/></text:p>
      <text:p text:style-name="P17"/>
      <text:p text:style-name="P32"/>
      <text:p text:style-name="P42"><text:span text:style-name="Source_20_Text"><text:span text:style-name="T97">ionic cordova platform ls</text:span></text:span><text:span text:style-name="T88"> </text:span></text:p>
      <text:p text:style-name="P42"><text:span text:style-name="Source_20_Text"><text:span text:style-name="T97">ionic cordova platform remove android</text:span></text:span><text:span text:style-name="T88"> </text:span></text:p>
      <text:p text:style-name="P42"><text:span text:style-name="Source_20_Text"><text:span text:style-name="T97">ionic cordova platform add android <text:s/></text:span></text:span></text:p>
      <text:p text:style-name="P43"><text:bookmark-start text:name="__DdeLink__1868_462717366"/><text:span text:style-name="T10">ionic </text:span><text:span text:style-name="T11">cordova </text:span><text:span text:style-name="T10">build android </text:span><text:s/><text:bookmark-end text:name="__DdeLink__1868_462717366"/></text:p>
      <text:p text:style-name="P44"><text:bookmark-start text:name="__DdeLink__3257_1179261439"/><text:bookmark-start text:name="__DdeLink__3233_1825485708"/>cd /usr/local/android-studio/bin/<text:bookmark-end text:name="__DdeLink__3257_1179261439"/><text:bookmark-end text:name="__DdeLink__3233_1825485708"/></text:p>
      <text:p text:style-name="P44">./studio.sh</text:p>
      <text:p text:style-name="P47"/>
      <text:p text:style-name="P53"><text:soft-page-break/><text:a xlink:type="simple" xlink:href="https://www.qrcode.es/es/generador-qr-code/"><text:span text:style-name="T5">https://www.qrcode.es/es/generador-qr-code/</text:span></text:a></text:p>
      <text:p text:style-name="P47"/>
      <text:p text:style-name="P47"/>
      <text:p text:style-name="P47">/var/www/html/ionic/navegacion/platforms/android</text:p>
      <text:p text:style-name="P48">/var/www/html/ionic/qrap/platforms/android/</text:p>
      <text:p text:style-name="P48"/>
      <text:p text:style-name="P49"/>
      <text:p text:style-name="P54"/>
      <text:p text:style-name="P49"/>
      <text:p text:style-name="P49"/>
      <text:p text:style-name="P49"/>
      <text:p text:style-name="P49"/>
      <text:p text:style-name="P49"/>
      <text:p text:style-name="P49"/>
      <text:p text:style-name="P59">sudo nano /etc/profile</text:p>
      <text:p text:style-name="P50">JAVA_HOME=/usr/lib/jvm/java-8-oracle </text:p>
      <text:p text:style-name="P50">JRE_HOME=$JAVA_HOME/jre </text:p>
      <text:p text:style-name="P52">ANDROID_MIO =/home/estrategas/Android/Sdk </text:p>
      <text:p text:style-name="P52">ANDROID_HOME =/usr/local/android-studio </text:p>
      <text:p text:style-name="P50"/>
      <text:p text:style-name="P52">PATH=$PATH:$ANDROID_MIO</text:p>
      <text:p text:style-name="P52">PATH=$PATH:$ANDROID_MIO/bin </text:p>
      <text:p text:style-name="P52">PATH=$PATH:$ANDROID_MIO/tools </text:p>
      <text:p text:style-name="P52">PATH=$PATH:$ANDROID_MIO/platform-tools </text:p>
      <text:p text:style-name="P52">PATH=$PATH:$ANDROID_MIO/tools/bin </text:p>
      <text:p text:style-name="P52">PATH=$PATH:$ANDROID_HOME</text:p>
      <text:p text:style-name="P52">PATH=$PATH:$ANDROID_HOME/bin </text:p>
      <text:p text:style-name="P52">PATH=$PATH:$ANDROID_HOME/gradle </text:p>
      <text:p text:style-name="P52">PATH=$PATH:$ANDROID_HOME/gradle/gradle-3.2/bin/ </text:p>
      <text:p text:style-name="P50">PATH=$PATH:$JAVA_HOME/bin:$JRE_HOME/bin </text:p>
      <text:p text:style-name="P50"/>
      <text:p text:style-name="P50">export JAVA_HOME </text:p>
      <text:p text:style-name="P50">export JRE_HOME </text:p>
      <text:p text:style-name="P50">export ANDROID_MIO </text:p>
      <text:p text:style-name="P51">export ANDROID_ HOME </text:p>
      <text:p text:style-name="P50">export PATH </text:p>
      <text:p text:style-name="P49"/>
      <text:p text:style-name="P63">You have been opted out of telemetry. To change this, run: cordova telemetry on. </text:p>
      <text:p text:style-name="P58"><text:s text:c="8"/>Installing "cordova-plugin-contacts" for android </text:p>
      <text:p text:style-name="P58"><text:s text:c="8"/>Plugin dependency "cordova-plugin-compat@1.1.0" already fetched, using that version. </text:p>
      <text:p text:style-name="P58"><text:s text:c="8"/>Dependent plugin "cordova-plugin-compat" already installed on android. </text:p>
      <text:p text:style-name="P58"><text:s text:c="8"/>ANDROID_HOME=/home/estrategas/Android/Sdk </text:p>
      <text:p text:style-name="P58"><text:s text:c="8"/>JAVA_HOME=/usr/lib/jvm/java-8-oracle </text:p>
      <text:p text:style-name="P58"><text:s text:c="8"/>Failed to install 'cordova-plugin-contacts': CordovaError: Could not find an installed version of Gradle either </text:p>
      <text:p text:style-name="P58"><text:s text:c="8"/>in Android Studio, </text:p>
      <text:p text:style-name="P58"><text:s text:c="8"/>or on your system to install the gradle wrapper. Please include gradle </text:p>
      <text:p text:style-name="P58"><text:s text:c="8"/>in your path, or install Android Studio </text:p>
      <text:p text:style-name="P58"><text:s text:c="13"/>at Object.module.exports.check_gradle </text:p>
      <text:p text:style-name="P58"><text:s text:c="8"/>(/var/www/html/ionic/qrap/platforms/android/cordova/lib/check_reqs.js:146:18) </text:p>
      <text:p text:style-name="P58"><text:s text:c="13"/>at GradleBuilder.prepEnv </text:p>
      <text:p text:style-name="P58"><text:s text:c="8"/>(/var/www/html/ionic/qrap/platforms/android/cordova/lib/builders/GradleBuilder.js:176:23) </text:p>
      <text:p text:style-name="P58"><text:s text:c="13"/>at Api.module.exports.runClean (/var/www/html/ionic/qrap/platforms/android/cordova/lib/build.js:131:20) </text:p>
      <text:p text:style-name="P58"><text:s text:c="13"/>at /var/www/html/ionic/qrap/platforms/android/cordova/Api.js:394:50 </text:p>
      <text:p text:style-name="P58"><text:s text:c="13"/>at _fulfilled (/var/www/html/ionic/qrap/platforms/android/cordova/node_modules/q/q.js:854:54) </text:p>
      <text:p text:style-name="P58"><text:s text:c="13"/>at self.promiseDispatch.done </text:p>
      <text:p text:style-name="P58"><text:s text:c="8"/>(/var/www/html/ionic/qrap/platforms/android/cordova/node_modules/q/q.js:883:30) </text:p>
      <text:p text:style-name="P58"><text:s text:c="13"/>at Promise.promise.promiseDispatch </text:p>
      <text:p text:style-name="P58"><text:s text:c="8"/>(/var/www/html/ionic/qrap/platforms/android/cordova/node_modules/q/q.js:816:13) </text:p>
      <text:p text:style-name="P58"><text:s text:c="13"/>at /var/www/html/ionic/qrap/platforms/android/cordova/node_modules/q/q.js:624:44 </text:p>
      <text:p text:style-name="P58"><text:s text:c="13"/>at runSingle (/var/www/html/ionic/qrap/platforms/android/cordova/node_modules/q/q.js:137:13) </text:p>
      <text:p text:style-name="P58"><text:s text:c="13"/>at flush (/var/www/html/ionic/qrap/platforms/android/cordova/node_modules/q/q.js:125:13) </text:p>
      <text:p text:style-name="P58"><text:s text:c="8"/>Error: Could not find an installed version of Gradle either in Android Studio, </text:p>
      <text:p text:style-name="P58"><text:s text:c="8"/>or on your system to install the gradle wrapper. Please include gradle </text:p>
      <text:p text:style-name="P58"><text:s text:c="8"/>in your path, or install Android Studio </text:p>
      <text:p text:style-name="P58"/>
      <text:p text:style-name="P83">Configurar el entorno de desarrollo de Android</text:p>
      <text:p text:style-name="P81">Antes de poder crear aplicaciones para Android, debe <text:span text:style-name="T5">instalar el SDK de Android</text:span>. Al instalar el SDK de Android también se instala el <text:span text:style-name="T106">AVD Manager</text:span>, una interfaz gráfica de usuario para crear y administrar dispositivos virtuales Android (AVD).</text:p>
      <text:p text:style-name="P78">1. Desde el sitio web de Android, <text:span text:style-name="T106">descargue</text:span> la versión correcta del SDK de Android para su sistema operativo.</text:p>
      <text:p text:style-name="P81"><text:span text:style-name="T108">2</text:span>. <text:span text:style-name="T106">Descomprima</text:span> el archivo a la ubicación que elija. Por ejemplo, en <text:span text:style-name="T5">Linux o Mac</text:span>, puede colocarlo en la raíz de su directorio de usuario. Consulte el sitio web de desarrolladores de Android para obtener detalles adicionales sobre la instalación.</text:p>
      <text:p text:style-name="P79">2. <text:span text:style-name="T106">Configure la variable de entorno ANDROID_HOME</text:span> en función de la ubicación del SDK de Android. Además, considere agregar <text:span text:style-name="T56"> </text:span><text:span text:style-name="Source_20_Text"><text:span text:style-name="T61">ANDROID_HOME/tools</text:span></text:span><text:span text:style-name="T52">, </text:span><text:span text:style-name="T53">y</text:span><text:span text:style-name="T52"> </text:span><text:span text:style-name="Source_20_Text"><text:span text:style-name="T61">ANDROID_HOME/platform-tools</text:span></text:span> a su PATH.</text:p>
      <text:p text:style-name="P78"/>
      <text:p text:style-name="P84">Configurar el entorno de desarrollo de Android</text:p>
      <text:p text:style-name="P82">Antes de poder crear aplicaciones para Android, debe <text:span text:style-name="T5">instalar el SDK de Android</text:span>. Al instalar el SDK de Android también se instala el <text:span text:style-name="T106">AVD Manager</text:span>, una interfaz gráfica de usuario para crear y administrar dispositivos virtuales Android (AVD).</text:p>
      <text:p text:style-name="P80"><text:soft-page-break/>1. Desde el sitio web de Android, <text:span text:style-name="T106">descargue</text:span> la versión correcta del SDK de Android para su sistema operativo.</text:p>
      <text:p text:style-name="P82"><text:span text:style-name="T108">2</text:span>. <text:span text:style-name="T106">Descomprima</text:span> el archivo a la ubicación que elija. Por ejemplo, en <text:span text:style-name="T5">Linux o Mac</text:span>, puede colocarlo en la raíz de su directorio de usuario. Consulte el sitio web de desarrolladores de Android para obtener detalles adicionales sobre la instalación.</text:p>
      <text:p text:style-name="P80">2. <text:span text:style-name="T106">Configure la variable de entorno ANDROID_HOME</text:span> en función de la ubicación del SDK de Android. Además, considere agregar <text:span text:style-name="T56"> </text:span><text:span text:style-name="Source_20_Text"><text:span text:style-name="T61">ANDROID_HOME/tools</text:span></text:span><text:span text:style-name="T52">, </text:span><text:span text:style-name="T53">y</text:span><text:span text:style-name="T52"> </text:span><text:span text:style-name="Source_20_Text"><text:span text:style-name="T61">ANDROID_HOME/platform-tools</text:span></text:span> a su PATH.</text:p>
      <text:p text:style-name="P80">Mac OS X</text:p>
      <text:p text:style-name="P80">export ANDROID_HOME = / &lt;ubicación de instalación&gt; / android-sdk-macosx</text:p>
      <text:p text:style-name="P80">export PATH = $ {PATH}: $ ANDROID_HOME / tools: $ ANDROID_HOME / plataforma-herramientas</text:p>
      <text:p text:style-name="P80">Linux</text:p>
      <text:p text:style-name="P80">export ANDROID_HOME = / &lt;ubicación de la instalación&gt; / android-sdk-linux</text:p>
      <text:p text:style-name="P80">export PATH = $ {PATH}: $ ANDROID_HOME / tools: $ ANDROID_HOME / plataforma-herramientas</text:p>
      <text:p text:style-name="P80">Ventanas</text:p>
      <text:p text:style-name="P80">set ANDROID_HOME = C: \ &lt;ubicación de instalación&gt; \ android-sdk-windows</text:p>
      <text:p text:style-name="P80">set PATH =% PATH%;% ANDROID_HOME% \ tools;% ANDROID_HOME% \ plataforma-herramientas</text:p>
      <text:p text:style-name="P80">La descarga de Android SDK no incluye plataformas Android específicas. Para ejecutar el código en esta guía, debe descargar e instalar la última plataforma de SDK. Para ello, utilice el SDK de Android y el Administrador de AVD que instaló en la sección anterior.</text:p>
      <text:p text:style-name="P80">1. Abra la ventana de Android SDK Manager:</text:p>
      <text:p text:style-name="P80">androide</text:p>
      <text:p text:style-name="P80">Nota: Si este comando no abre el Android SDK Manager, entonces su ruta de acceso no está configurada correctamente.</text:p>
      <text:p text:style-name="P80">2. Seleccione la casilla Herramientas.</text:p>
      <text:p text:style-name="P80">3. Seleccione la casilla de verificación del último SDK de Android.</text:p>
      <text:p text:style-name="P80">4. En la carpeta Extras, seleccione la casilla de verificación de la Biblioteca de soporte de Android.</text:p>
      <text:p text:style-name="P80">5. Haga clic en el botón Instalar paquetes ... para completar la descarga e instalación.</text:p>
      <text:p text:style-name="P80">Nota: Es posible que desee instalar todas las actualizaciones disponibles, pero tenga en cuenta que tomará más tiempo, ya que cada nivel de API es una descarga grande.</text:p>
      <text:p text:style-name="P73"/>
      <text:h text:style-name="P113" text:outline-level="3" text:is-list-header="true">Mac OS X</text:h>
      <text:p text:style-name="P88"><text:span text:style-name="Source_20_Text"><text:span text:style-name="T63">export</text:span></text:span><text:span text:style-name="Source_20_Text"><text:span text:style-name="T66"> </text:span></text:span><text:span text:style-name="Source_20_Text"><text:span text:style-name="T71">ANDROID_HOME=</text:span></text:span><text:span text:style-name="Source_20_Text"><text:span text:style-name="T76">/&lt;installation location&gt;/</text:span></text:span><text:span text:style-name="Source_20_Text"><text:span text:style-name="T71">android-sdk-macosx</text:span></text:span></text:p>
      <text:p text:style-name="P88"><text:span text:style-name="Source_20_Text"><text:span text:style-name="T63">export</text:span></text:span><text:span text:style-name="Source_20_Text"><text:span text:style-name="T66"> </text:span></text:span><text:span text:style-name="Source_20_Text"><text:span text:style-name="T71">PATH=${PATH}:$ANDROID_HOME/tools:$ANDROID_HOME/platform-tools</text:span></text:span></text:p>
      <text:h text:style-name="P113" text:outline-level="3">Linux</text:h>
      <text:p text:style-name="P88"><text:span text:style-name="Source_20_Text"><text:span text:style-name="T65">export</text:span></text:span><text:span text:style-name="Source_20_Text"><text:span text:style-name="T70"> </text:span></text:span><text:span text:style-name="Source_20_Text"><text:span text:style-name="T74">ANDROID_HOME=</text:span></text:span><text:span text:style-name="Source_20_Text"><text:span text:style-name="T80">/&lt;installation location&gt;/</text:span></text:span><text:span text:style-name="Source_20_Text"><text:span text:style-name="T74">android-sdk-linux</text:span></text:span></text:p>
      <text:p text:style-name="P88"><text:span text:style-name="Source_20_Text"><text:span text:style-name="T65">export</text:span></text:span><text:span text:style-name="Source_20_Text"><text:span text:style-name="T70"> </text:span></text:span><text:span text:style-name="Source_20_Text"><text:span text:style-name="T74">PATH=${PATH}:$ANDROID_HOME/tools:$ANDROID_HOME/platform-tools</text:span></text:span></text:p>
      <text:h text:style-name="P114" text:outline-level="3">Windows</text:h>
      <text:p text:style-name="P88"><text:span text:style-name="Source_20_Text"><text:span text:style-name="T63">set</text:span></text:span><text:span text:style-name="Source_20_Text"><text:span text:style-name="T66"> </text:span></text:span><text:span text:style-name="Source_20_Text"><text:span text:style-name="T71">ANDROID_HOME=C:\&lt;installation location&gt;\android-sdk-windows</text:span></text:span></text:p>
      <text:p text:style-name="P93"><text:soft-page-break/><text:span text:style-name="Source_20_Text"><text:span text:style-name="T63">set</text:span></text:span><text:span text:style-name="Source_20_Text"><text:span text:style-name="T66"> </text:span></text:span><text:span text:style-name="Source_20_Text"><text:span text:style-name="T71">PATH=%PATH%;%ANDROID_HOME%\tools;%ANDROID_HOME%\platform-tools</text:span></text:span></text:p>
      <text:p text:style-name="P78"/>
      <text:p text:style-name="P81">La descarga de Android SDK no incluye plataformas Android específicas. Para ejecutar el código en esta guía, debe descargar e instalar la <text:span text:style-name="T5">última plataforma de SDK</text:span>. Para ello, utilice el SDK de Android y el Administrador de AVD que instaló en la sección anterior.</text:p>
      <text:p text:style-name="P81"/>
      <text:p text:style-name="P78">1. Abra la ventana de Android SDK Manager:</text:p>
      <text:p text:style-name="P78">androide</text:p>
      <text:p text:style-name="P81"><text:span text:style-name="T5">Nota</text:span>: Si este comando no abre el <text:span text:style-name="T5">Android SDK Manager</text:span>, entonces su <text:span text:style-name="T7">PATH</text:span> no está configurada correctamente.</text:p>
      <text:p text:style-name="P80">2. Seleccione la casilla Herramientas<text:span text:style-name="T109">(</text:span><text:span text:style-name="Strong_20_Emphasis"><text:span text:style-name="T57">Tools</text:span></text:span><text:span text:style-name="T54"> checkbox</text:span><text:span text:style-name="T109">).</text:span></text:p>
      <text:p text:style-name="P78">3. Seleccione la casilla de verificación del <text:span text:style-name="T5">último SDK de Android</text:span>.</text:p>
      <text:p text:style-name="P80">4. En la carpeta <text:span text:style-name="T5">Extras</text:span>, seleccione la casilla de verificación de la <text:span text:style-name="Strong_20_Emphasis"><text:span text:style-name="T55">Android Support Library</text:span></text:span>.</text:p>
      <text:p text:style-name="P78">5. Haga clic en el botón <text:span text:style-name="T5">Instalar paquetes </text:span>... para completar la descarga e instalación.</text:p>
      <text:p text:style-name="P78">Nota: Es posible que desee instalar todas las actualizaciones disponibles, pero tenga en cuenta que tomará más tiempo, ya que cada nivel de API es una descarga grande.</text:p>
      <text:list xml:id="list5988318565456833124" text:style-name="L1">
        <text:list-header>
          <text:p text:style-name="P104"/>
        </text:list-header>
      </text:list>
      <text:p text:style-name="P41"/>
      <text:p text:style-name="P64">En linux</text:p>
      <text:p text:style-name="P65">1- Establezca <text:span text:style-name="T107">ANDROID_HOME</text:span><text:span text:style-name="T110"> </text:span>en el fichero<text:span text:style-name="T110"> </text:span><text:span text:style-name="T107">.bashrc</text:span><text:span text:style-name="T110"> </text:span></text:p>
      <text:p text:style-name="P87"><text:span text:style-name="Source_20_Text"><text:span text:style-name="T22">sudo gedit ~/.bashrc</text:span></text:span></text:p>
      <text:p text:style-name="P70"><text:span text:style-name="T111">Establezca la ruta del </text:span>sdk <text:span text:style-name="T111">donde esta instalado</text:span></text:p>
      <text:p text:style-name="P87"><text:span text:style-name="Source_20_Text"><text:span text:style-name="T22">export</text:span></text:span><text:span text:style-name="Source_20_Text"><text:span text:style-name="T23"> </text:span></text:span><text:span text:style-name="Source_20_Text"><text:span text:style-name="T22">ANDROID_HOME=/opt/android-sdk-linux </text:span></text:span></text:p>
      <text:p text:style-name="P87"><text:span text:style-name="Source_20_Text"><text:span text:style-name="T22">export</text:span></text:span><text:span text:style-name="Source_20_Text"><text:span text:style-name="T23"> </text:span></text:span><text:span text:style-name="Source_20_Text"><text:span text:style-name="T22">PATH=${PATH}:$ANDROID_HOME/tools:$ANDROID_HOME/platform-tools</text:span></text:span></text:p>
      <text:p text:style-name="P70">to reload file run command</text:p>
      <text:p text:style-name="P87"><text:span text:style-name="Source_20_Text"><text:span text:style-name="T22">source ~/.bashrc</text:span></text:span></text:p>
      <text:p text:style-name="P72">Ahora compruebe la plataforma instalada, ejecute el comando</text:p>
      <text:p text:style-name="P87"><text:span text:style-name="Source_20_Text"><text:span text:style-name="T22">ionic platform</text:span></text:span></text:p>
      <text:p text:style-name="P70">Output</text:p>
      <text:p text:style-name="P87"><text:span text:style-name="Source_20_Text"><text:span text:style-name="T81">Installed</text:span></text:span><text:span text:style-name="Source_20_Text"><text:span text:style-name="T66"> </text:span></text:span><text:span text:style-name="Source_20_Text"><text:span text:style-name="T71">platforms:</text:span></text:span></text:p>
      <text:p text:style-name="P87"><text:span text:style-name="Source_20_Text"><text:span text:style-name="T75"><text:s text:c="2"/></text:span></text:span><text:span text:style-name="Source_20_Text"><text:span text:style-name="T71">android </text:span></text:span><text:span text:style-name="Source_20_Text"><text:span text:style-name="T76">6.0</text:span></text:span><text:span text:style-name="Source_20_Text"><text:span text:style-name="T71">.</text:span></text:span><text:span text:style-name="Source_20_Text"><text:span text:style-name="T76">0</text:span></text:span></text:p>
      <text:p text:style-name="P87"><text:span text:style-name="Source_20_Text"><text:span text:style-name="T81">Available</text:span></text:span><text:span text:style-name="Source_20_Text"><text:span text:style-name="T66"> </text:span></text:span><text:span text:style-name="Source_20_Text"><text:span text:style-name="T71">platforms:</text:span></text:span><text:span text:style-name="Source_20_Text"><text:span text:style-name="T66"> </text:span></text:span></text:p>
      <text:p text:style-name="P87"><text:span text:style-name="Source_20_Text"><text:span text:style-name="T75"><text:s text:c="2"/></text:span></text:span><text:span text:style-name="Source_20_Text"><text:span text:style-name="T71">amazon-fireos ~</text:span></text:span><text:span text:style-name="Source_20_Text"><text:span text:style-name="T76">3.6</text:span></text:span><text:span text:style-name="Source_20_Text"><text:span text:style-name="T71">.</text:span></text:span><text:span text:style-name="Source_20_Text"><text:span text:style-name="T76">3</text:span></text:span><text:span text:style-name="Source_20_Text"><text:span text:style-name="T66"> </text:span></text:span><text:span text:style-name="Source_20_Text"><text:span text:style-name="T71">(deprecated)</text:span></text:span></text:p>
      <text:p text:style-name="P87"><text:span text:style-name="Source_20_Text"><text:span text:style-name="T75"><text:s text:c="2"/></text:span></text:span><text:span text:style-name="Source_20_Text"><text:span text:style-name="T71">blackberry10 ~</text:span></text:span><text:span text:style-name="Source_20_Text"><text:span text:style-name="T76">3.8</text:span></text:span><text:span text:style-name="Source_20_Text"><text:span text:style-name="T71">.</text:span></text:span><text:span text:style-name="Source_20_Text"><text:span text:style-name="T76">0</text:span></text:span></text:p>
      <text:p text:style-name="P87"><text:span text:style-name="Source_20_Text"><text:span text:style-name="T75"><text:s text:c="2"/></text:span></text:span><text:span text:style-name="Source_20_Text"><text:span text:style-name="T71">browser ~</text:span></text:span><text:span text:style-name="Source_20_Text"><text:span text:style-name="T76">4.1</text:span></text:span><text:span text:style-name="Source_20_Text"><text:span text:style-name="T71">.</text:span></text:span><text:span text:style-name="Source_20_Text"><text:span text:style-name="T76">0</text:span></text:span></text:p>
      <text:p text:style-name="P87"><text:span text:style-name="Source_20_Text"><text:span text:style-name="T75"><text:s text:c="2"/></text:span></text:span><text:span text:style-name="Source_20_Text"><text:span text:style-name="T71">firefoxos ~</text:span></text:span><text:span text:style-name="Source_20_Text"><text:span text:style-name="T76">3.6</text:span></text:span><text:span text:style-name="Source_20_Text"><text:span text:style-name="T71">.</text:span></text:span><text:span text:style-name="Source_20_Text"><text:span text:style-name="T76">3</text:span></text:span></text:p>
      <text:p text:style-name="P87"><text:span text:style-name="Source_20_Text"><text:span text:style-name="T75"><text:s text:c="2"/></text:span></text:span><text:span text:style-name="Source_20_Text"><text:span text:style-name="T71">ubuntu ~</text:span></text:span><text:span text:style-name="Source_20_Text"><text:span text:style-name="T76">4.3</text:span></text:span><text:span text:style-name="Source_20_Text"><text:span text:style-name="T71">.</text:span></text:span><text:span text:style-name="Source_20_Text"><text:span text:style-name="T76">4</text:span></text:span></text:p>
      <text:p text:style-name="P87"><text:span text:style-name="Source_20_Text"><text:span text:style-name="T75"><text:s text:c="2"/></text:span></text:span><text:span text:style-name="Source_20_Text"><text:span text:style-name="T71">webos ~</text:span></text:span><text:span text:style-name="Source_20_Text"><text:span text:style-name="T76">3.7</text:span></text:span><text:span text:style-name="Source_20_Text"><text:span text:style-name="T71">.</text:span></text:span><text:span text:style-name="Source_20_Text"><text:span text:style-name="T76">0</text:span></text:span></text:p>
      <text:p text:style-name="P74"/>
      <text:p text:style-name="P74"/>
      <text:p text:style-name="P74"/>
      <text:p text:style-name="P75"><text:span text:style-name="Strong_20_Emphasis"><text:span text:style-name="T102">Estos son los pasos que debe seguir para configurar correctamente su proyecto de Ionic para trabajar con el emulador de Android:</text:span></text:span></text:p>
      <text:p text:style-name="P66">crear el proyecto y una vez dentro</text:p>
      <text:p text:style-name="P66"/>
      <text:p text:style-name="P68"><text:span text:style-name="Strong_20_Emphasis"><text:span text:style-name="T55">Para agregar la plataforma de Android:</text:span></text:span></text:p>
      <text:p text:style-name="P71">Primero necesita <text:span text:style-name="T5">configurar las variables de entorno</text:span><text:span text:style-name="T112">(environment)</text:span>. Para esto usted necesita considerar 3 archivos:</text:p>
      <text:p text:style-name="P69"><text:span text:style-name="Strong_20_Emphasis"><text:span text:style-name="T55">1. ~/.profile</text:span></text:span><text:span text:style-name="T62"> ( Para configurar las variables cada vez que se abre el terminal o se inicia el ordenador):</text:span></text:p>
      <text:p text:style-name="P76">// Código que necesitas añadir al final</text:p>
      <text:p text:style-name="P87"><text:span text:style-name="Source_20_Text"><text:span text:style-name="T49">Establecer </text:span></text:span><text:span text:style-name="Source_20_Text"><text:span text:style-name="T50">PATH </text:span></text:span><text:span text:style-name="Source_20_Text"><text:span text:style-name="T51">Para incluir los directorios bin privados del usuario</text:span></text:span></text:p>
      <text:p text:style-name="P87"/>
      <text:p text:style-name="P86"><text:span text:style-name="Strong_20_Emphasis"><text:span text:style-name="T59">sudo nano </text:span></text:span><text:span text:style-name="Strong_20_Emphasis"><text:span text:style-name="T58">~/.profile</text:span></text:span></text:p>
      <text:p text:style-name="P99"><text:span text:style-name="Source_20_Text"><text:span text:style-name="T76">PATH="$HOME/bin:$HOME/.local/bin:$PATH"</text:span></text:span></text:p>
      <text:p text:style-name="P87"><text:span text:style-name="Source_20_Text"><text:span text:style-name="T76">//export ANDROID_HOME='</text:span></text:span><text:span text:style-name="Source_20_Text"><text:span text:style-name="T71">/home/&lt;</text:span></text:span><text:span text:style-name="Source_20_Text"><text:span text:style-name="T73">user_name</text:span></text:span><text:span text:style-name="Source_20_Text"><text:span text:style-name="T71">&gt;</text:span></text:span><text:span text:style-name="Source_20_Text"><text:span text:style-name="T76">/Android/</text:span></text:span><text:span text:style-name="Source_20_Text"><text:span text:style-name="T81">Sdk</text:span></text:span><text:span text:style-name="Source_20_Text"><text:span text:style-name="T76">' &lt;</text:span></text:span><text:span text:style-name="Source_20_Text"><text:span text:style-name="T79">Path to android SDK</text:span></text:span><text:span text:style-name="Source_20_Text"><text:span text:style-name="T76">&gt;</text:span></text:span></text:p>
      <text:p text:style-name="P89"><text:span text:style-name="Source_20_Text"><text:span text:style-name="T76">export ANDROID_HOME='</text:span></text:span><text:span text:style-name="Source_20_Text"><text:span text:style-name="T71">/home/</text:span></text:span><text:span text:style-name="Source_20_Text"><text:span text:style-name="T72">estrategas</text:span></text:span><text:span text:style-name="Source_20_Text"><text:span text:style-name="T76">/Android/</text:span></text:span><text:span text:style-name="Source_20_Text"><text:span text:style-name="T81">Sdk</text:span></text:span><text:span text:style-name="Source_20_Text"><text:span text:style-name="T76">' </text:span></text:span></text:p>
      <text:p text:style-name="P99"><text:span text:style-name="Source_20_Text"><text:span text:style-name="T76">export PATH=$PATH:$ANDROID_HOME/bin</text:span></text:span></text:p>
      <text:p text:style-name="P99"><text:span text:style-name="Source_20_Text"><text:span text:style-name="T76">export PATH=$PATH:$ANDROID_HOME/tools</text:span></text:span></text:p>
      <text:p text:style-name="P99"><text:span text:style-name="Source_20_Text"><text:span text:style-name="T76">export PATH=$PATH:$ANDROID_HOME/platform-tools</text:span></text:span></text:p>
      <text:p text:style-name="P100"><text:span text:style-name="Source_20_Text"><text:span text:style-name="T83">export PATH=$PATH:$ANDROID_HOME/tools/</text:span></text:span><text:span text:style-name="Source_20_Text"><text:span text:style-name="T84">bin</text:span></text:span></text:p>
      <text:p text:style-name="P90"><text:span text:style-name="Source_20_Text"><text:span text:style-name="T76">export ANDROID_</text:span></text:span><text:span text:style-name="Source_20_Text"><text:span text:style-name="T78">MIO</text:span></text:span><text:span text:style-name="Source_20_Text"><text:span text:style-name="T76">='</text:span></text:span><text:span text:style-name="Source_20_Text"><text:span text:style-name="T84">/usr/local/android-studio</text:span></text:span><text:span text:style-name="Source_20_Text"><text:span text:style-name="T76">' </text:span></text:span></text:p>
      <text:p text:style-name="P100"><text:span text:style-name="Source_20_Text"><text:span text:style-name="T78">export PATH=$PATH:$ANDROID_MIO/bin</text:span></text:span><text:span text:style-name="Source_20_Text"><text:span text:style-name="T84"> </text:span></text:span></text:p>
      <text:p text:style-name="P100"><text:span text:style-name="Source_20_Text"><text:span text:style-name="T78">export PATH=$PATH:$ANDROID_MIO/</text:span></text:span><text:span text:style-name="Source_20_Text"><text:span text:style-name="T84">gradle</text:span></text:span></text:p>
      <text:p text:style-name="P101"><text:span text:style-name="Source_20_Text"><text:span text:style-name="T78">export PATH=$PATH:$ANDROID_MIO/</text:span></text:span><text:span text:style-name="Source_20_Text"><text:span text:style-name="T84">gradle</text:span></text:span><text:span text:style-name="Source_20_Text"><text:span text:style-name="T86">/gradle-3.2/bin/</text:span></text:span></text:p>
      <text:p text:style-name="P101"><text:span text:style-name="Source_20_Text"><text:span text:style-name="T86"/></text:span></text:p>
      <text:p text:style-name="P100"><text:span text:style-name="Source_20_Text"><text:span text:style-name="T84"/></text:span></text:p>
      <text:p text:style-name="P68"><text:soft-page-break/><text:span text:style-name="Strong_20_Emphasis"><text:span text:style-name="T55">2. /etc/environment</text:span></text:span><text:span text:style-name="T62"> (para establecer las variables de entorno):</text:span></text:p>
      <text:p text:style-name="P76">// Todo el contenido del archivo</text:p>
      <text:p text:style-name="P77"><text:span text:style-name="Strong_20_Emphasis"><text:span text:style-name="T104">sudo </text:span></text:span><text:span text:style-name="Strong_20_Emphasis"><text:span text:style-name="T105">nano </text:span></text:span><text:span text:style-name="Strong_20_Emphasis"><text:span text:style-name="T103">/etc/environment</text:span></text:span></text:p>
      <text:p text:style-name="P87"><text:span text:style-name="Source_20_Text"><text:span text:style-name="T71">PATH=</text:span></text:span><text:span text:style-name="Source_20_Text"><text:span text:style-name="T76">"/usr/local/sbin:/usr/local/bin:/usr/sbin:/usr/bin:/sbin:/bin:/usr/games:/usr/local/games"</text:span></text:span></text:p>
      <text:p text:style-name="P87"><text:span text:style-name="Source_20_Text"><text:span text:style-name="T71">JAVA_HOME=</text:span></text:span><text:span text:style-name="Source_20_Text"><text:span text:style-name="T76">"/usr/lib/jvm/java-8-oracle"</text:span></text:span></text:p>
      <text:p text:style-name="P87"><text:span text:style-name="Source_20_Text"><text:span text:style-name="T71">//ANDROID_HOME=</text:span></text:span><text:span text:style-name="Source_20_Text"><text:span text:style-name="T76">"/home/&lt;user_name&gt;/Android/Sdk"</text:span></text:span><text:span text:style-name="Source_20_Text"><text:span text:style-name="T66"> </text:span></text:span><text:span text:style-name="Source_20_Text"><text:span text:style-name="T71">&lt;</text:span></text:span><text:span text:style-name="Source_20_Text"><text:span text:style-name="T82">Path</text:span></text:span><text:span text:style-name="Source_20_Text"><text:span text:style-name="T67"> </text:span></text:span><text:span text:style-name="Source_20_Text"><text:span text:style-name="T69">para</text:span></text:span><text:span text:style-name="Source_20_Text"><text:span text:style-name="T73"> android SDK</text:span></text:span><text:span text:style-name="Source_20_Text"><text:span text:style-name="T71">&gt;</text:span></text:span></text:p>
      <text:p text:style-name="P89"><text:span text:style-name="Source_20_Text"><text:span text:style-name="T72">ANDROID_HOME=</text:span></text:span><text:span text:style-name="Source_20_Text"><text:span text:style-name="T77">"/home/</text:span></text:span><text:span text:style-name="Source_20_Text"><text:span text:style-name="T72">estrategas</text:span></text:span><text:span text:style-name="Source_20_Text"><text:span text:style-name="T77">/Android/Sdk"</text:span></text:span></text:p>
      <text:p text:style-name="P91"><text:span text:style-name="Source_20_Text"><text:span text:style-name="T85">ANDROID_</text:span></text:span><text:span text:style-name="Source_20_Text"><text:span text:style-name="T84">MIO </text:span></text:span><text:span text:style-name="Source_20_Text"><text:span text:style-name="T85">="</text:span></text:span><text:span text:style-name="Source_20_Text"><text:span text:style-name="T84">/usr/local/android-studio/</text:span></text:span><text:span text:style-name="Source_20_Text"><text:span text:style-name="T85">"</text:span></text:span></text:p>
      <text:p text:style-name="P89"><text:span text:style-name="Source_20_Text"><text:span text:style-name="T77"/></text:span></text:p>
      <text:p text:style-name="P68"><text:span text:style-name="Strong_20_Emphasis"><text:span text:style-name="T55">3. /etc/profile</text:span></text:span><text:span text:style-name="T62">:</text:span></text:p>
      <text:p text:style-name="P76">// Código que debe agregar al final</text:p>
      <text:p text:style-name="Text_20_body"/>
      <text:p text:style-name="P67"><text:span text:style-name="Strong_20_Emphasis"><text:span text:style-name="T60">sudo nano </text:span></text:span><text:span text:style-name="Strong_20_Emphasis"><text:span text:style-name="T55">/etc/profile</text:span></text:span><text:line-break/><text:span text:style-name="Source_20_Text"><text:span text:style-name="T71">JAVA_HOME=</text:span></text:span><text:span text:style-name="Source_20_Text"><text:span text:style-name="T76">/usr/</text:span></text:span><text:span text:style-name="Source_20_Text"><text:span text:style-name="T71">lib/jvm/java-</text:span></text:span><text:span text:style-name="Source_20_Text"><text:span text:style-name="T76">8</text:span></text:span><text:span text:style-name="Source_20_Text"><text:span text:style-name="T71">-oracle &lt;</text:span></text:span><text:span text:style-name="Source_20_Text"><text:span text:style-name="T82">Path</text:span></text:span><text:span text:style-name="Source_20_Text"><text:span text:style-name="T67"> </text:span></text:span><text:span text:style-name="Source_20_Text"><text:span text:style-name="T64">donde</text:span></text:span><text:span text:style-name="Source_20_Text"><text:span text:style-name="T67"> </text:span></text:span><text:span text:style-name="Source_20_Text"><text:span text:style-name="T82">Java</text:span></text:span><text:span text:style-name="Source_20_Text"><text:span text:style-name="T67"> </text:span></text:span><text:span text:style-name="Source_20_Text"><text:span text:style-name="T64">esta</text:span></text:span><text:span text:style-name="Source_20_Text"><text:span text:style-name="T67"> </text:span></text:span><text:span text:style-name="Source_20_Text"><text:span text:style-name="T68">instalado</text:span></text:span><text:span text:style-name="Source_20_Text"><text:span text:style-name="T71">&gt;</text:span></text:span></text:p>
      <text:p text:style-name="P87"><text:span text:style-name="Source_20_Text"><text:span text:style-name="T71">JRE_HOME=$JAVA_HOME/jre </text:span></text:span></text:p>
      <text:p text:style-name="P87"><text:span text:style-name="Source_20_Text"><text:span text:style-name="T71">PATH=$PATH:$JAVA_HOME/bin:$JRE_HOME/bin</text:span></text:span></text:p>
      <text:p text:style-name="P87"><text:span text:style-name="Source_20_Text"><text:span text:style-name="T63">export</text:span></text:span><text:span text:style-name="Source_20_Text"><text:span text:style-name="T66"> </text:span></text:span><text:span text:style-name="Source_20_Text"><text:span text:style-name="T71">JAVA_HOME</text:span></text:span></text:p>
      <text:p text:style-name="P87"><text:span text:style-name="Source_20_Text"><text:span text:style-name="T63">export</text:span></text:span><text:span text:style-name="Source_20_Text"><text:span text:style-name="T66"> </text:span></text:span><text:span text:style-name="Source_20_Text"><text:span text:style-name="T71">JRE_HOME</text:span></text:span></text:p>
      <text:p text:style-name="P92"><text:span text:style-name="Source_20_Text"><text:span text:style-name="T83">export</text:span></text:span><text:span text:style-name="Source_20_Text"><text:span text:style-name="T87"> </text:span></text:span><text:span text:style-name="Source_20_Text"><text:span text:style-name="T85">ANDROID_</text:span></text:span><text:span text:style-name="Source_20_Text"><text:span text:style-name="T84">MIO</text:span></text:span></text:p>
      <text:p text:style-name="P87"><text:span text:style-name="Source_20_Text"><text:span text:style-name="T63">export</text:span></text:span><text:span text:style-name="Source_20_Text"><text:span text:style-name="T66"> </text:span></text:span><text:span text:style-name="Source_20_Text"><text:span text:style-name="T71">PATH</text:span></text:span></text:p>
      <text:p text:style-name="P76">Para cargar los cambios anteriores en el archivo necesita ejecutar el siguiente comando:</text:p>
      <text:p text:style-name="P87"><text:span text:style-name="Source_20_Text"><text:span text:style-name="T71">source ~/.profile</text:span></text:span></text:p>
      <text:p text:style-name="P87"><text:span text:style-name="Source_20_Text"><text:span text:style-name="T71">source /etc/environment</text:span></text:span></text:p>
      <text:p text:style-name="P87"><text:span text:style-name="Source_20_Text"><text:span text:style-name="T71">source /etc/profile</text:span></text:span></text:p>
      <text:p text:style-name="P74"/>
      <text:p text:style-name="P74"/>
      <text:p text:style-name="P45"><text:bookmark-start text:name="__DdeLink__3257_11792614391"/><text:bookmark-start text:name="__DdeLink__3233_18254857081"/>cd /usr/local/android-studio/bin/<text:bookmark-end text:name="__DdeLink__3257_11792614391"/><text:bookmark-end text:name="__DdeLink__3233_18254857081"/></text:p>
      <text:p text:style-name="P46">/usr/local/android-studio/bin/<text:span text:style-name="T113">gradle</text:span></text:p>
      <text:p text:style-name="P85">./studio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, monospace"/>
    <style:font-face style:name="Inconsolata" svg:font-family="Inconsolata, monospace"/>
    <style:font-face style:name="Menlo" svg:font-family="Menlo, Monaco, Consolas, 'Courier New', monospace"/>
    <style:font-face style:name="Source Code Pro" svg:font-family="'Source Code Pro', Menlo, Monaco, Consolas, 'Courier New', monospace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3:01:57.164063568</meta:creation-date>
    <dc:date>2017-09-12T15:25:09.184694313</dc:date>
    <meta:editing-duration>PT11H12M13S</meta:editing-duration>
    <meta:editing-cycles>76</meta:editing-cycles>
    <meta:generator>LibreOffice/4.2.8.2$Linux_X86_64 LibreOffice_project/420m0$Build-2</meta:generator>
    <meta:document-statistic meta:table-count="0" meta:image-count="0" meta:object-count="0" meta:page-count="10" meta:paragraph-count="253" meta:word-count="1531" meta:character-count="13965" meta:non-whitespace-character-count="12226"/>
  </office:meta>
</office:document-meta>
</file>